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9cm"/>
    </style:style>
    <style:style style:name="co2" style:family="table-column">
      <style:table-column-properties fo:break-before="auto" style:column-width="2.669cm"/>
    </style:style>
    <style:style style:name="co3" style:family="table-column">
      <style:table-column-properties fo:break-before="auto" style:column-width="20.001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3.422cm" fo:break-before="auto" style:use-optimal-row-height="true"/>
    </style:style>
    <style:style style:name="ro9" style:family="table-row">
      <style:table-row-properties style:row-height="1.737cm" fo:break-before="auto" style:use-optimal-row-height="true"/>
    </style:style>
    <style:style style:name="ro10" style:family="table-row">
      <style:table-row-properties style:row-height="5.528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4.26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office:value-type="string">
            <text:p>comment_id</text:p>
          </table:table-cell>
          <table:table-cell office:value-type="string">
            <text:p>avg_sent</text:p>
          </table:table-cell>
          <table:table-cell office:value-type="string">
            <text:p>body</text:p>
          </table:table-cell>
          <table:table-cell table:style-name="ce1" office:value-type="string">
            <text:p>Label</text:p>
          </table:table-cell>
          <table:table-cell table:style-name="ce1" office:value-type="string">
            <text:p>Kommentar</text:p>
          </table:table-cell>
        </table:table-row>
        <table:table-row table:style-name="ro2">
          <table:table-cell office:value-type="float" office:value="14362735">
            <text:p>14362735</text:p>
          </table:table-cell>
          <table:table-cell office:value-type="float" office:value="-0.73780749241511">
            <text:p>-0,7378074924</text:p>
          </table:table-cell>
          <table:table-cell office:value-type="string">
            <text:p>Echt Bematsche, Politiker und Richter verdienen weniger? Oder geht es nur wieder um die, die ernsthaft arbeiten?</text:p>
          </table:table-cell>
          <table:table-cell table:number-columns-repeated="2"/>
        </table:table-row>
        <table:table-row table:style-name="ro2">
          <table:table-cell office:value-type="float" office:value="14362734">
            <text:p>14362734</text:p>
          </table:table-cell>
          <table:table-cell office:value-type="float" office:value="-0.753608783086141">
            <text:p>-0,7536087831</text:p>
          </table:table-cell>
          <table:table-cell office:value-type="string">
            <text:p>Was sind einerseits schon 1 Prozent angesichts der Situation. Andererseits kam doch in den vergangenen Beträgen eine Anleitung, wie man auch trotz Corona eine Gehaltserhöhung verhandelt. Allein darauf warten reicht halt auch nicht.</text:p>
          </table:table-cell>
          <table:table-cell table:number-columns-repeated="2"/>
        </table:table-row>
        <table:table-row table:style-name="ro3">
          <table:table-cell office:value-type="float" office:value="14362719">
            <text:p>14362719</text:p>
          </table:table-cell>
          <table:table-cell office:value-type="float" office:value="-0.742482364177704">
            <text:p>-0,7424823642</text:p>
          </table:table-cell>
          <table:table-cell office:value-type="string">
            <text:p>Laut Wikipedia schwankt die Lohnquote</text:p>
            <text:p>seit 1970 zwischen 66 und 74 Prozent,</text:p>
            <text:p>2020 vermutlich bei gut 71 Prozent....</text:p>
            <text:p/>
            <text:p>Warum viele , auch in Spon Foren, von einem permanenten Anstieg der Unternehmensgewinne im Vergleich zu</text:p>
            <text:p>den Arbeitnehmereinkommen salbadern ist durch Fakten nicht gedeckt....</text:p>
          </table:table-cell>
          <table:table-cell table:number-columns-repeated="2"/>
        </table:table-row>
        <table:table-row table:style-name="ro4">
          <table:table-cell office:value-type="float" office:value="14362695">
            <text:p>14362695</text:p>
          </table:table-cell>
          <table:table-cell office:value-type="float" office:value="-0.852838238080343">
            <text:p>-0,8528382381</text:p>
          </table:table-cell>
          <table:table-cell office:value-type="string">
            <text:p>Laut Statistischem Bundesamt sind die Reallöhne im produzierenden und Dienstleistungs-Gewerbe von 2007 bis 2019, also über 12 Jahre, insgesamt um ca. 13,1 Prozent gestiegen. Der DAX hat sich im gleichen Zeitraum in etwa verdoppelt. </text:p>
            <text:p/>
            <text:p>Wenn sie einfach eine Million Euro in den DAX investieren und sich jährlich nur einen vorsichtig geschätzten Kursgewinn von 5% (plus Dividende) auszahlen lassen, sind sie nach Steuer bei ca. 35.000 Euro dabei. Dafür müssen sie Steuerklasse I schon um und bei 60.000 Euro brutto verdienen. </text:p>
            <text:p/>
            <text:p>Wenn ich jetzt noch die Million hätte...!</text:p>
          </table:table-cell>
          <table:table-cell table:number-columns-repeated="2"/>
        </table:table-row>
        <table:table-row table:style-name="ro5">
          <table:table-cell office:value-type="float" office:value="14362681">
            <text:p>14362681</text:p>
          </table:table-cell>
          <table:table-cell office:value-type="float" office:value="-0.864312767982483">
            <text:p>-0,864312768</text:p>
          </table:table-cell>
          <table:table-cell office:value-type="string">
            <text:p>Im Januar hat hier in RheinMain fast jeder Metzger und Bäcker die Preise um 15% erhöht... </text:p>
            <text:p/>
            <text:p>Sozusagen das SoliPlus abgegriffen. </text:p>
          </table:table-cell>
          <table:table-cell table:number-columns-repeated="2"/>
        </table:table-row>
        <table:table-row table:style-name="ro6">
          <table:table-cell office:value-type="float" office:value="14362679">
            <text:p>14362679</text:p>
          </table:table-cell>
          <table:table-cell office:value-type="float" office:value="-0.920158723990122">
            <text:p>-0,920158724</text:p>
          </table:table-cell>
          <table:table-cell office:value-type="string">
            <text:p>Fakt ist das ich 2003 24€ die Std verdient habe und wenn ich heute den selben Job machen würde bekomme ich stolze 18-19€ nach fast 20Jahren.</text:p>
            <text:p>Seid dem Euro sind wir komplett besch..... worden</text:p>
          </table:table-cell>
          <table:table-cell table:number-columns-repeated="2"/>
        </table:table-row>
        <table:table-row table:style-name="ro2">
          <table:table-cell office:value-type="float" office:value="14362674">
            <text:p>14362674</text:p>
          </table:table-cell>
          <table:table-cell office:value-type="float" office:value="-0.824528694152832">
            <text:p>-0,8245286942</text:p>
          </table:table-cell>
          <table:table-cell office:value-type="string">
            <text:p>Aus eigener Erfahrung, wir verzichten auf 10% vom Gehalt auf 5 Jahre ohne Arbeitsplatzgarantie. Wenn das nicht Loyal ist. Mal schauen wie loyal der Arbeitgeber zu uns ist?</text:p>
          </table:table-cell>
          <table:table-cell table:number-columns-repeated="2"/>
        </table:table-row>
        <table:table-row table:style-name="ro7">
          <table:table-cell office:value-type="float" office:value="14362665">
            <text:p>14362665</text:p>
          </table:table-cell>
          <table:table-cell office:value-type="float" office:value="-0.829434792200724">
            <text:p>-0,8294347922</text:p>
          </table:table-cell>
          <table:table-cell office:value-type="string">
            <text:p>Gefühlt sinken die Löhne schon seit 30 Jahren.</text:p>
            <text:p/>
            <text:p>Was immer die Gewerkschaften ausgehandelt hatten, war bereits im Vorfeld oder kurz danach von der Inflation verschlungen. </text:p>
            <text:p/>
            <text:p>Egal ob 3% oder 4% waren.</text:p>
            <text:p/>
            <text:p>Warum sollte sich das jetzt ändern. </text:p>
          </table:table-cell>
          <table:table-cell table:number-columns-repeated="2"/>
        </table:table-row>
        <table:table-row table:style-name="ro2">
          <table:table-cell office:value-type="float" office:value="14362663">
            <text:p>14362663</text:p>
          </table:table-cell>
          <table:table-cell office:value-type="float" office:value="-0.655737539132436">
            <text:p>-0,6557375391</text:p>
          </table:table-cell>
          <table:table-cell office:value-type="string">
            <text:p>Das sind ja spitzen Aussichten! Inflation und sinkende Löhne in den nächsten Monaten. DAS ist wirklich mal sozialer Spr€ngst0ff!</text:p>
          </table:table-cell>
          <table:table-cell table:number-columns-repeated="2"/>
        </table:table-row>
        <table:table-row table:style-name="ro4">
          <table:table-cell office:value-type="float" office:value="14358256">
            <text:p>14358256</text:p>
          </table:table-cell>
          <table:table-cell office:value-type="float" office:value="-0.869224667549133">
            <text:p>-0,8692246675</text:p>
          </table:table-cell>
          <table:table-cell office:value-type="string">
            <text:p>Leipzig hat in dieser Saison eigentlich nur ein quälend andauerndes Problem, was auf die Statistik drückt, die extreme miese Torausbeute. </text:p>
            <text:p/>
            <text:p>Dazu kommt, gefühlt, eine unter Druck nicht offensive Mannschaft, sondern sich eine vor dem 16 - 25 Meter Raum sich den Ball zuschiebende Mannschaft, welche keine Idee hat, den Spielgegenstand in das gegnerische Tor zu transportieren. </text:p>
            <text:p/>
            <text:p>Meine Meinung als inoffizieller Trainer aller Bundesligavereine.</text:p>
          </table:table-cell>
          <table:table-cell table:number-columns-repeated="2"/>
        </table:table-row>
        <table:table-row table:style-name="ro2">
          <table:table-cell office:value-type="float" office:value="14358242">
            <text:p>14358242</text:p>
          </table:table-cell>
          <table:table-cell office:value-type="float" office:value="-0.834337969621023">
            <text:p>-0,8343379696</text:p>
          </table:table-cell>
          <table:table-cell office:value-type="string">
            <text:p>Es ist wirklich interessant, dass jeder zweite Kommentar absolut nichts mit dem Artikel zu tun hat. Entweder wird gelästert oder es geht um Bayern. Wie unter mir von Kommentatorin. Die Bayernfans sind mal wieder am rotieren.</text:p>
          </table:table-cell>
          <table:table-cell table:number-columns-repeated="2"/>
        </table:table-row>
        <table:table-row table:style-name="ro2">
          <table:table-cell office:value-type="float" office:value="14358230">
            <text:p>14358230</text:p>
          </table:table-cell>
          <table:table-cell office:value-type="float" office:value="-0.886063019434611">
            <text:p>-0,8860630194</text:p>
          </table:table-cell>
          <table:table-cell office:value-type="string">
            <text:p>Allmählich nimmt die Kloppo-Manie in den deutschen Medien groteske Züge an. Bei der Vorberichterstattung auf Sky hatte man den Eindruck, dass Klopp mit seiner Mannschaft der Vertreter des deutschen Fußballs ist, so sehr wie Hellman schwärmte. Und heute setzt SPON noch einen drauf, mit seiner Huldigung des LFC. Das Ganze ist nur noch lächerlich.</text:p>
          </table:table-cell>
          <table:table-cell table:number-columns-repeated="2"/>
        </table:table-row>
        <table:table-row table:style-name="ro2">
          <table:table-cell office:value-type="float" office:value="14358228">
            <text:p>14358228</text:p>
          </table:table-cell>
          <table:table-cell office:value-type="float" office:value="-0.916334589322408">
            <text:p>-0,9163345893</text:p>
          </table:table-cell>
          <table:table-cell office:value-type="string">
            <text:p>So langsam nimmt die Kloppo-Manie in den deutschen Medien groteske Züge an. Bei der Vorberichterstattung auf Sky hatte man den Eindruck, dass Klopp mit seiner Mannschaft der Vertreter des deutschen Fußballs ist, so sehr wie Hellman schwärmte. Und heute setzt SPON noch einen drauf, mit seiner Huldigung des LFC. Das Ganze ist nur noch lächerlich.</text:p>
          </table:table-cell>
          <table:table-cell table:number-columns-repeated="2"/>
        </table:table-row>
        <table:table-row table:style-name="ro2">
          <table:table-cell office:value-type="float" office:value="14358227">
            <text:p>14358227</text:p>
          </table:table-cell>
          <table:table-cell office:value-type="float" office:value="-0.921392420927683">
            <text:p>-0,9213924209</text:p>
          </table:table-cell>
          <table:table-cell office:value-type="string">
            <text:p>was fuer eine lobhudelei. Liverpool war nicht gut, die hatten glueck mit 2 krassen fehlern von RBL. Nun so zu tun als wenn Liverpool gut gespielt hat ist ein witz. Liverpool hat massive probleme was mit fehlenden wichtigen spielern zu tun hat. Es scheint das Liverpool nicht mal dioe CL schafft diese saison. RBL hat wegen 2 dummen fehlern verloren.</text:p>
          </table:table-cell>
          <table:table-cell table:number-columns-repeated="2"/>
        </table:table-row>
        <table:table-row table:style-name="ro2">
          <table:table-cell office:value-type="float" office:value="14358205">
            <text:p>14358205</text:p>
          </table:table-cell>
          <table:table-cell office:value-type="float" office:value="-0.848783830801646">
            <text:p>-0,8487838308</text:p>
          </table:table-cell>
          <table:table-cell office:value-type="string">
            <text:p>Nur mal so. Schreiben sie für englische Auswanderer? Ich glaube nicht, dass ein einziger Spielbericht in England RB als <text:s/>zu kommentierende Mannschaft beinhalten würde. Oder kommt da noch was?</text:p>
          </table:table-cell>
          <table:table-cell table:number-columns-repeated="2"/>
        </table:table-row>
        <table:table-row table:style-name="ro2">
          <table:table-cell office:value-type="float" office:value="14358195">
            <text:p>14358195</text:p>
          </table:table-cell>
          <table:table-cell office:value-type="float" office:value="-0.818422595659892">
            <text:p>-0,8184225957</text:p>
          </table:table-cell>
          <table:table-cell office:value-type="string">
            <text:p>Wo bleibt der allgemeine Aufschrei über die arroganten Fußballer? Ach ja, ist ja nicht Bayern München.</text:p>
          </table:table-cell>
          <table:table-cell table:number-columns-repeated="2"/>
        </table:table-row>
        <table:table-row table:style-name="ro6">
          <table:table-cell office:value-type="float" office:value="14358186">
            <text:p>14358186</text:p>
          </table:table-cell>
          <table:table-cell office:value-type="float" office:value="-0.860694030920664">
            <text:p>-0,8606940309</text:p>
          </table:table-cell>
          <table:table-cell office:value-type="string">
            <text:p>Also erzwungen war da nicht viel.</text:p>
            <text:p>Im Grunde genommen zwei Eigentore - man könnte also bestenfalls sagen, dass zu Liverpool das Spielglück zurück gekehrt ist.</text:p>
          </table:table-cell>
          <table:table-cell table:number-columns-repeated="2"/>
        </table:table-row>
        <table:table-row table:style-name="ro5">
          <table:table-cell office:value-type="float" office:value="14356829">
            <text:p>14356829</text:p>
          </table:table-cell>
          <table:table-cell office:value-type="float" office:value="-0.818290134270986">
            <text:p>-0,8182901343</text:p>
          </table:table-cell>
          <table:table-cell office:value-type="string">
            <text:p>Nein, die Welt braucht diese Biographie sicher nicht. </text:p>
            <text:p>Ihren begegnungsfreudigen Unterleib als „Fehdehandschuh“ zu stilisieren, ist verfehlt. Sie hat ihn zum jeweils teuersten Preis verkauft. Da ist ihre Einschätzung durch Leo von Klenze als „abgelebte Bordellhure“ wohl schon näher an der Wahrheit.</text:p>
            <text:p/>
          </table:table-cell>
          <table:table-cell table:number-columns-repeated="2"/>
        </table:table-row>
        <table:table-row table:style-name="ro4">
          <table:table-cell office:value-type="float" office:value="14356813">
            <text:p>14356813</text:p>
          </table:table-cell>
          <table:table-cell office:value-type="float" office:value="-0.846562425295512">
            <text:p>-0,8465624253</text:p>
          </table:table-cell>
          <table:table-cell office:value-type="string">
            <text:p>Extrem individualistisch und egoistisch, ein Mensch, der für sich selbst spricht, und sonst niemanden - sehr sympathisch, finde ich.</text:p>
            <text:p/>
            <text:p>Den Fehdehandschuh hat der König sicher gerne aufgenommen.</text:p>
            <text:p/>
            <text:p>In der nzz stand, meine ich, dass die Frau nach längerem Leiden an den Folgen mehrere Geschlechtskrankheiten gestorben wäre.</text:p>
          </table:table-cell>
          <table:table-cell table:number-columns-repeated="2"/>
        </table:table-row>
        <table:table-row table:style-name="ro5">
          <table:table-cell office:value-type="float" office:value="14356812">
            <text:p>14356812</text:p>
          </table:table-cell>
          <table:table-cell office:value-type="float" office:value="-0.891656835873922">
            <text:p>-0,8916568359</text:p>
          </table:table-cell>
          <table:table-cell office:value-type="string">
            <text:p>Da gehen der SPIEGEL-Autorin Katja Iken wohl im feministischen Taumel die verbalen Gäule durch. Aus dem nicht einmal gesicherten "Sie soll einem Polizisten im Zorn die Reitgerte durchs Gesicht gezogen haben" wird das reisserische "Sie peitschte ihre Feinde aus". War der Polizist ihr Feind? Alle anderen Feinde sind von der Autorin offensichtlich erfunden, ebenso wie die Massenauspeitschungen. Derartige unbelegte Übersteigerungen und Heroisierungen wirken auf mich jedenfalls höchst lächerlich.</text:p>
            <text:p/>
            <text:p>Durch diesen journalistische Unsinn leidet die Glaubwürdigkeit des ganzen Artikels und der sicher interessanten Biographie wird ein BärInnendienst erwiesen. </text:p>
          </table:table-cell>
          <table:table-cell table:number-columns-repeated="2"/>
        </table:table-row>
        <table:table-row table:style-name="ro5">
          <table:table-cell office:value-type="float" office:value="14356516">
            <text:p>14356516</text:p>
          </table:table-cell>
          <table:table-cell office:value-type="float" office:value="-0.921056886514028">
            <text:p>-0,9210568865</text:p>
          </table:table-cell>
          <table:table-cell office:value-type="string">
            <text:p>Bio? oder watt?</text:p>
            <text:p>Seit hunderten von Jahren kennt die Natur keine Chemie! Wenn die Giftverkäufer den Bauern Jahrzehnte lang eintrichtern "Sie erhalten dadurch einen enormen Mehrertrag", ja dann macht er es auch. Wissen vielleicht die KommentatorenInnen wieviel hochriskante und krebserregende Stoffe in ihrem Urin vorhanden sind? Glyphosat ist so verbreitet, dass es einem schlecht wird (googeln Sie Umweltinstitut München <text:s/>"Das Wunder von Mals"-Südtirol).</text:p>
            <text:p>Dass Bio-Produzenten &amp; Konsumenten in ein so schlechtes Licht gestellt werden, ist schlichtweg - unfassbar!</text:p>
          </table:table-cell>
          <table:table-cell table:number-columns-repeated="2"/>
        </table:table-row>
        <table:table-row table:style-name="ro4">
          <table:table-cell office:value-type="float" office:value="14356515">
            <text:p>14356515</text:p>
          </table:table-cell>
          <table:table-cell office:value-type="float" office:value="-0.872702399889628">
            <text:p>-0,8727023999</text:p>
          </table:table-cell>
          <table:table-cell office:value-type="string">
            <text:p>Vor wenigen Tagen gesietrte durch die Medien :</text:p>
            <text:p>Lidl wird sein Biofleisch nicht los.</text:p>
            <text:p>Fleischersatzprodukte sind schwer an den Käufer zu bringen....</text:p>
            <text:p>Wer setzt den Blödsinn in die Welt ?</text:p>
            <text:p>20% mehr - So sieht es aus.</text:p>
          </table:table-cell>
          <table:table-cell table:number-columns-repeated="2"/>
        </table:table-row>
        <table:table-row table:style-name="ro2">
          <table:table-cell office:value-type="float" office:value="14356504">
            <text:p>14356504</text:p>
          </table:table-cell>
          <table:table-cell office:value-type="float" office:value="-0.802482704321543">
            <text:p>-0,8024827043</text:p>
          </table:table-cell>
          <table:table-cell office:value-type="string">
            <text:p>Da stimmt was nicht weil alle bio Bauern jammern genauso wie ihre Chemie Kollegen</text:p>
          </table:table-cell>
          <table:table-cell table:number-columns-repeated="2"/>
        </table:table-row>
        <table:table-row table:style-name="ro2">
          <table:table-cell office:value-type="float" office:value="14350316">
            <text:p>14350316</text:p>
          </table:table-cell>
          <table:table-cell office:value-type="float" office:value="-0.95747983455658">
            <text:p>-0,9574798346</text:p>
          </table:table-cell>
          <table:table-cell office:value-type="string">
            <text:p>Ein wirklich absurdes Urteil - ist Liechtenstein eh schon als Fürstentum eher eine Bananenrepublik im europäischen Kontext, so ist der Umgang mit Mitarbeitern, die einen ernst zu nehmenden Verdacht hegen (durften), nur noch als "Gutsherrenart" einzustufen...</text:p>
          </table:table-cell>
          <table:table-cell table:number-columns-repeated="2"/>
        </table:table-row>
        <table:table-row table:style-name="ro2">
          <table:table-cell office:value-type="float" office:value="14350304">
            <text:p>14350304</text:p>
          </table:table-cell>
          <table:table-cell office:value-type="float" office:value="-0.831864257653554">
            <text:p>-0,8318642577</text:p>
          </table:table-cell>
          <table:table-cell office:value-type="string">
            <text:p>Ich finde, es wäre für den Arzt komplett normal gewesen, ein Gespräch mit der Klinikleitung, dem ärztlichen Direktor und dem Betroffenen Chefarzt zu suchen, um Verdachtsmomente vorzutragen und abklären zu lassen. Ohne ein solches Gespräch einfach Anzeige zu erstatten, bei unbewiesenen - und am Ende unbeweisbaren- Vorwürfen, ist menschlich schäbig und Gift für den Arbeitsfrieden. Es ist eine miese Unterstellung, zu behaupten, der Chefarzt hätte dann die Akten frisieren können. Man gewinnt den Eindruck, das ging es auch um persönliche Rivalitäten. Nach der Anzeige war der Arbeitsfrieden sowieso zerstört. Erst nach einem erfolglosen internen Erklärungsversuch hätte man die Whistle Blasen können. So wie der Fall dargestellt wird, sehe ich die Entlassung als gerechtfertigt an. Herr Ritter argumentiert am Kern vorbei. </text:p>
          </table:table-cell>
          <table:table-cell table:number-columns-repeated="2"/>
        </table:table-row>
        <table:table-row table:style-name="ro6">
          <table:table-cell office:value-type="float" office:value="14350299">
            <text:p>14350299</text:p>
          </table:table-cell>
          <table:table-cell office:value-type="float" office:value="-0.753710230191549">
            <text:p>-0,7537102302</text:p>
          </table:table-cell>
          <table:table-cell office:value-type="string">
            <text:p>Kann mir mal jemand erklären, wie der Begriff Whistleblower definiert ist? Wenn ich irgendwo Zeuge einer möglichen Straftat bin, dann rufe ich beide er Polizei an und sage was ich beobachtet habe (und warte ab was die Polizei/Staatsanwaltschaft draus macht). Ich dachte bisher immer, dass die sogenannten Whistleblower eher den Weg der direkten Öffentlichkeit suchen (WikiLeaks, Presse usw.) um Missstände irgendwelcher Art aufzudecken; rechtsstaatliche Instanzen bleiben da ja meist erst aussen vor.</text:p>
            <text:p>Hier hat doch jemand eine mehr oder weniger begründete Beobachtung gemacht und sich (weil es nicht besser wusste?) an die zuständige staatliche Instanz gewand. Das hat für mich mit whistleblowing nix zu tun, oder wo liegt hier mein Denkfehler? </text:p>
          </table:table-cell>
          <table:table-cell table:number-columns-repeated="2"/>
        </table:table-row>
        <table:table-row table:style-name="ro8">
          <table:table-cell office:value-type="float" office:value="14350252">
            <text:p>14350252</text:p>
          </table:table-cell>
          <table:table-cell office:value-type="float" office:value="-0.87676610549291">
            <text:p>-0,8767661055</text:p>
          </table:table-cell>
          <table:table-cell office:value-type="string">
            <text:p>habe ich schon mal geschrieben:</text:p>
            <text:p>der gleiche Ablauf wie bei Gustl Mollath, der Regel-Weg wird</text:p>
            <text:p>verlassen und es kommen nur weitere Fälle des Unvermögens heraus.</text:p>
            <text:p>Bei Mollath sind auf WIKI "270" Einzelnachweise</text:p>
            <text:p>( das hat vermutlich nicht mal unser Ass Donald) wegen</text:p>
            <text:p>einem Richter der diesen nicht alles Sagen lässt zur Geldwäsche</text:p>
            <text:p>und "zweifelhaften" Gutachter mitsamt Justizminister*</text:p>
            <text:p>7 Jahre Folter kam heraus.</text:p>
          </table:table-cell>
          <table:table-cell table:number-columns-repeated="2"/>
        </table:table-row>
        <table:table-row table:style-name="ro2">
          <table:table-cell office:value-type="float" office:value="14350251">
            <text:p>14350251</text:p>
          </table:table-cell>
          <table:table-cell office:value-type="float" office:value="-0.844531357288361">
            <text:p>-0,8445313573</text:p>
          </table:table-cell>
          <table:table-cell office:value-type="string">
            <text:p>Also bei Verdacht muss die Staatsanwaltschaft prüfen. Der Arzt muss natürlich vortragen worauf sein Verdacht gründet, nämlich hier viel zu viele Tote. Deswegen zuzulassen dass ein Whistleblower entlassen wird, dass kann kein Mensch mehr nachvollziehen. Warum sich der Arbeitgeber dazu gezwunge, genötigt sieht so jemanden zu entlassen? Irrsinn oder es steckt tatsächlich hoher krimineller Energie des Arbeitgebers dahinter. </text:p>
          </table:table-cell>
          <table:table-cell table:number-columns-repeated="2"/>
        </table:table-row>
        <table:table-row table:style-name="ro2">
          <table:table-cell office:value-type="float" office:value="14350221">
            <text:p>14350221</text:p>
          </table:table-cell>
          <table:table-cell office:value-type="float" office:value="-0.828019817670186">
            <text:p>-0,8280198177</text:p>
          </table:table-cell>
          <table:table-cell office:value-type="string">
            <text:p>Ein Anwalt, der mit dem Urteil gegen seinen Mandanten nicht zufrieden ist. Das ist mal was Neues.</text:p>
          </table:table-cell>
          <table:table-cell table:number-columns-repeated="2"/>
        </table:table-row>
        <table:table-row table:style-name="ro2">
          <table:table-cell office:value-type="float" office:value="14348866">
            <text:p>14348866</text:p>
          </table:table-cell>
          <table:table-cell office:value-type="float" office:value="-0.874693055947622">
            <text:p>-0,8746930559</text:p>
          </table:table-cell>
          <table:table-cell office:value-type="string">
            <text:p>So ein schmarrn. Die war nie weg, sondern hat ihrem Gatten, Kim der Gigolo, verziehen. Aufgrund der Liebesbriefe zu Trump gab es enorme Eheprobleme. Laut Gerüchten war sie auf Trump neidisch, weil sie nie solchene Liebesbriefe bekam...</text:p>
          </table:table-cell>
          <table:table-cell table:number-columns-repeated="2"/>
        </table:table-row>
        <table:table-row table:style-name="ro5">
          <table:table-cell office:value-type="float" office:value="14348838">
            <text:p>14348838</text:p>
          </table:table-cell>
          <table:table-cell office:value-type="float" office:value="-0.900336583455404">
            <text:p>-0,9003365835</text:p>
          </table:table-cell>
          <table:table-cell office:value-type="string">
            <text:p>"Trug niemand einen Mund-Nasen-Schutz". Ernsthaft? Glaubt der Spiegel wirklich, der "Mund-Nasen-Schutz" ist ein echt drängendes Problem der Nordkoreaner? Ich dachte mal, dass Folter, Hunger &amp; Co. erheblich dringlicher sind als "Mund-Nasen-Schutz". </text:p>
            <text:p/>
            <text:p>Man könnte lachen über solche Sätze, wenn sie nicht so dermaßen traurig wären.</text:p>
          </table:table-cell>
          <table:table-cell table:number-columns-repeated="2"/>
        </table:table-row>
        <table:table-row table:style-name="ro2">
          <table:table-cell office:value-type="float" office:value="14348836">
            <text:p>14348836</text:p>
          </table:table-cell>
          <table:table-cell office:value-type="float" office:value="-0.73582379023234">
            <text:p>-0,7358237902</text:p>
          </table:table-cell>
          <table:table-cell office:value-type="string">
            <text:p>Nix Genaues weiss man nich...</text:p>
          </table:table-cell>
          <table:table-cell table:number-columns-repeated="2"/>
        </table:table-row>
        <table:table-row table:style-name="ro6">
          <table:table-cell office:value-type="float" office:value="14348787">
            <text:p>14348787</text:p>
          </table:table-cell>
          <table:table-cell office:value-type="float" office:value="-0.592700203259786">
            <text:p>-0,5927002033</text:p>
          </table:table-cell>
          <table:table-cell office:value-type="string">
            <text:p>Ich sehe schon die Verschwörungstheoretiker kommen. </text:p>
            <text:p>"Satanistische Opferung "</text:p>
          </table:table-cell>
          <table:table-cell table:number-columns-repeated="2"/>
        </table:table-row>
        <table:table-row table:style-name="ro4">
          <table:table-cell office:value-type="float" office:value="14334883">
            <text:p>14334883</text:p>
          </table:table-cell>
          <table:table-cell office:value-type="float" office:value="-0.967542370160421">
            <text:p>-0,9675423702</text:p>
          </table:table-cell>
          <table:table-cell office:value-type="string">
            <text:p>"Assange wurde zu unrecht beschuldigt."</text:p>
            <text:p/>
            <text:p>ähm nein. Ich habe durchaus Sympathien für Whistleblower, aber diese Behauptung ist kompletter Unsinn. Sie zeigen da aber eine ziemlich entlarvende Haltung, nämlich, daß man offenbar nur schuldig beschuldigt werden kann. Für Sie mag es neu sein, aber die Schuld wird erst im Verfahren festgestellt und es kann durchaus Freisprüche geben. Nicht so in Russland. Dort gibt es nur 0.25% Freisprüche. Das ist komplett absurd. Keine Justiz kann derart wasserdicht jedem Ankgeklagten seine Schuldbeweisen. </text:p>
            <text:p/>
            <text:p>In Deutschland sind es knapp 20% Freisprüche.</text:p>
          </table:table-cell>
          <table:table-cell table:number-columns-repeated="2"/>
        </table:table-row>
        <table:table-row table:style-name="ro5">
          <table:table-cell office:value-type="float" office:value="14334876">
            <text:p>14334876</text:p>
          </table:table-cell>
          <table:table-cell office:value-type="float" office:value="-0.80619623263677">
            <text:p>-0,8061962326</text:p>
          </table:table-cell>
          <table:table-cell office:value-type="string">
            <text:p>Tripitaka, also plumper geht es ja kaum. So ein Fernsehbeitrag soll wohl eine Retourkutsche für das Video übers Putins Schloß sein. Sehr durchsichtiges Manöver.</text:p>
            <text:p/>
            <text:p>Die Russen können nun entscheiden, was sie weniger mögen. Einen korrupten Präsidenten oder diese Anschuldigungen aus dem "Privatfernsehen" dieses korrupten Präsidenten.</text:p>
          </table:table-cell>
          <table:table-cell table:number-columns-repeated="2"/>
        </table:table-row>
        <table:table-row table:style-name="ro5">
          <table:table-cell office:value-type="float" office:value="14334814">
            <text:p>14334814</text:p>
          </table:table-cell>
          <table:table-cell office:value-type="float" office:value="-0.788556257883708">
            <text:p>-0,7885562579</text:p>
          </table:table-cell>
          <table:table-cell office:value-type="string">
            <text:p>Manche hier, die nicht mal in Russland waren, behaupten, dass die russische Justiz nicht gut funktioniert.</text:p>
            <text:p>Ja, sehe ich ein. Warum wird Nawalny jetzt verurteilt?</text:p>
            <text:p>Er sollte schon längst im Knast sein, und zwar für mehr als ein paar Jahre</text:p>
          </table:table-cell>
          <table:table-cell table:number-columns-repeated="2"/>
        </table:table-row>
        <table:table-row table:style-name="ro5">
          <table:table-cell office:value-type="float" office:value="14334793">
            <text:p>14334793</text:p>
          </table:table-cell>
          <table:table-cell office:value-type="float" office:value="-0.835834622383118">
            <text:p>-0,8358346224</text:p>
          </table:table-cell>
          <table:table-cell office:value-type="string">
            <text:p>Es ist zum heulen, wer Spaß am diskutieren hat und auch noch ein persönliches Wissen einbringen möchte, ist leider in den Russland /Belarus Foren nicht mehr richtig aufgehoben. Diese Polemik zu vieler hier ist unerträglich. Man ist nur noch damit beschäftigt sich gegen Behauptungen und Beleidigungen zu wehren, die schlichtweg sinnfrei sind und nur der Provokation dienen. </text:p>
            <text:p/>
            <text:p/>
          </table:table-cell>
          <table:table-cell table:number-columns-repeated="2"/>
        </table:table-row>
        <table:table-row table:style-name="ro3">
          <table:table-cell office:value-type="float" office:value="14334758">
            <text:p>14334758</text:p>
          </table:table-cell>
          <table:table-cell office:value-type="float" office:value="-0.811672409375509">
            <text:p>-0,8116724094</text:p>
          </table:table-cell>
          <table:table-cell office:value-type="string">
            <text:p>Leute, das bezweifelt keiner. Ich zumindest nicht. </text:p>
            <text:p/>
            <text:p>Dennoch ist es so, dass der Gerichtshof Russland aufffordert, Nawalny freizulassen. Der Grund, jetzt mal kurz komprimiert, ist, dass für eine Haft keine Grundlage besteht. </text:p>
            <text:p>Wieso seit Ihr nicht froh, dass sich da jemand einmischt, und sich für Leute in Russland einsetzt?</text:p>
            <text:p/>
            <text:p>(Und ja, D war oft genug in der gleichen Lage)</text:p>
          </table:table-cell>
          <table:table-cell table:number-columns-repeated="2"/>
        </table:table-row>
        <table:table-row table:style-name="ro2">
          <table:table-cell office:value-type="float" office:value="14334673">
            <text:p>14334673</text:p>
          </table:table-cell>
          <table:table-cell office:value-type="float" office:value="-0.900709946950277">
            <text:p>-0,900709947</text:p>
          </table:table-cell>
          <table:table-cell office:value-type="string">
            <text:p>Was immer man über Putin, Nawalni und Russland denken mag, zu einem Regime Wechsel wird das nicht führen was jetzt geschieht. Die Bevölkerung mag von Putin nicht voll überzeugt sein, aber Navalni wird offensichtlich vom Ausland unterstützt, und das disqualifiziert ihn. Der EG für Menschenrechte erreicht damit eher das Gegenteil dessen, was er erreichen will. Wie schon gesagt, ganz nüchtern betrachtet, ohne Wertung. Politik ist nicht nur Moralempfinden, und schon gar nicht gerecht. </text:p>
          </table:table-cell>
          <table:table-cell table:number-columns-repeated="2"/>
        </table:table-row>
        <table:table-row table:style-name="ro9">
          <table:table-cell office:value-type="float" office:value="14334604">
            <text:p>14334604</text:p>
          </table:table-cell>
          <table:table-cell office:value-type="float" office:value="-0.799131174882253">
            <text:p>-0,7991311749</text:p>
          </table:table-cell>
          <table:table-cell office:value-type="string">
            <text:p>Ich möchte darauf hinweisen, dass Nawalny in Haft offenbar immer noch Zugriff auf einen Computer oder ein Smartphone mit Internetzugang hat um damit zu twittern.</text:p>
            <text:p>Das müssen ja ganz furchtbare Bedingungen sein wenn man sogar Online-Zugang hat.</text:p>
            <text:p>Weiterhin wüsste ich nicht welcher Staat einer solchen Aufforderung nachkommen würde ohne sich komplett lächerlich zu machen.</text:p>
            <text:p>Haben die USA auf Aufforderung Chelsea Manning freigelassen oder die Briten Julian Assange? War doch klar, dass die Russen das ablehnen. </text:p>
          </table:table-cell>
          <table:table-cell table:number-columns-repeated="2"/>
        </table:table-row>
        <table:table-row table:style-name="ro4">
          <table:table-cell office:value-type="float" office:value="14334598">
            <text:p>14334598</text:p>
          </table:table-cell>
          <table:table-cell office:value-type="float" office:value="-0.818723241488139">
            <text:p>-0,8187232415</text:p>
          </table:table-cell>
          <table:table-cell office:value-type="string">
            <text:p>Die Entscheidungen des Gerichts sind zwar verbindlich können aber nicht mit Strafen verbunden werden. Das ist eher so eine Art Schiedskomission, wie Zb. ein DFB Gericht..</text:p>
            <text:p/>
            <text:p>Die Türkei hat auch schon zwei mal Entscheidungen des Gerichts mißachtet, Irgendwelche Santionen gab es nicht. Die einzige Möglichkeit wäre Rußland <text:s/>oder Türkei vom Gerichtshof für Menschenrechte auszuschliessen, das nutzt aber auch niemandem etwas, im Gegenteil.</text:p>
            <text:p/>
            <text:p/>
          </table:table-cell>
          <table:table-cell table:number-columns-repeated="2"/>
        </table:table-row>
        <table:table-row table:style-name="ro5">
          <table:table-cell office:value-type="float" office:value="14334584">
            <text:p>14334584</text:p>
          </table:table-cell>
          <table:table-cell office:value-type="float" office:value="-0.824398994445801">
            <text:p>-0,8243989944</text:p>
          </table:table-cell>
          <table:table-cell office:value-type="string">
            <text:p>Nawalny kann Instagram etc. nutzen???</text:p>
            <text:p>Das scheint ja ein fideles Gefängnis zu sein.</text:p>
            <text:p>Wird ihm auch eine Schreibkraft zugestanden?</text:p>
          </table:table-cell>
          <table:table-cell table:number-columns-repeated="2"/>
        </table:table-row>
        <table:table-row table:style-name="ro2">
          <table:table-cell office:value-type="float" office:value="14334576">
            <text:p>14334576</text:p>
          </table:table-cell>
          <table:table-cell office:value-type="float" office:value="-0.770963251590729">
            <text:p>-0,7709632516</text:p>
          </table:table-cell>
          <table:table-cell office:value-type="string">
            <text:p>What about Assange?</text:p>
          </table:table-cell>
          <table:table-cell table:number-columns-repeated="2"/>
        </table:table-row>
        <table:table-row table:style-name="ro6">
          <table:table-cell office:value-type="float" office:value="14334506">
            <text:p>14334506</text:p>
          </table:table-cell>
          <table:table-cell office:value-type="float" office:value="-0.881023069222768">
            <text:p>-0,8810230692</text:p>
          </table:table-cell>
          <table:table-cell office:value-type="string">
            <text:p>Menschenrechtsverletzungen sind in vielen Ländern der EU an der Tagesordnung. Leider gelten Menschenrechte eben nicht universell, sind vom Individuum gar nicht beanspruchbar, sondern werden von Regierungen(!) <text:s/>untereinander eingefordert. Daß ständig mit zweierlei Maß gemessen wird interessiert mich da schon gar nicht mehr...</text:p>
            <text:p/>
          </table:table-cell>
          <table:table-cell table:number-columns-repeated="2"/>
        </table:table-row>
        <table:table-row table:style-name="ro6">
          <table:table-cell office:value-type="float" office:value="14334493">
            <text:p>14334493</text:p>
          </table:table-cell>
          <table:table-cell office:value-type="float" office:value="-0.810412625471751">
            <text:p>-0,8104126255</text:p>
          </table:table-cell>
          <table:table-cell office:value-type="string">
            <text:p>In russischen Gefängnissen gibt es Instagramm ?</text:p>
            <text:p>Euer Ernst ?</text:p>
          </table:table-cell>
          <table:table-cell table:number-columns-repeated="2"/>
        </table:table-row>
        <table:table-row table:style-name="ro4">
          <table:table-cell office:value-type="float" office:value="14334488">
            <text:p>14334488</text:p>
          </table:table-cell>
          <table:table-cell office:value-type="float" office:value="-0.85623558362325">
            <text:p>-0,8562355836</text:p>
          </table:table-cell>
          <table:table-cell office:value-type="string">
            <text:p>Russland ist nur an den Geldquellen zu erfassen.</text:p>
            <text:p>Alle Multi-Millionäre aus Zypern oder sonstwo, sofort ausweisen.</text:p>
            <text:p>Nord-Stream sofort stoppen.</text:p>
            <text:p>Wann sollte sich dieses zum Teil bitterarme Russland, immer nur in den Händen von ganz ganz wenigen Oligarchen aus Politik und Wirtschaft vorstellen.</text:p>
            <text:p/>
          </table:table-cell>
          <table:table-cell table:number-columns-repeated="2"/>
        </table:table-row>
        <table:table-row table:style-name="ro6">
          <table:table-cell office:value-type="float" office:value="14334487">
            <text:p>14334487</text:p>
          </table:table-cell>
          <table:table-cell office:value-type="float" office:value="-0.917082011699677">
            <text:p>-0,9170820117</text:p>
          </table:table-cell>
          <table:table-cell office:value-type="string">
            <text:p>Ich wundere mich über die Aufregung. Es geht doch nur um ein einziges lächerliches kleines Menschenleben. Was soll der Lärm um quasi nichts? Oder glauben Sie etwa wenn man ein kleines Menschlein vergiftet, Mundtot macht und einfach wegsperrt das wäre etwa schlimm? Da sind grosse Aufträge, Pipelines doch tausendmal wichtiger! Also mal bitte nicht so zimperlich! Er hat nicht gespurt, und weggesperrt. Selbst Schuld an seiner Misere! Deswegen muss es die Deutsche Politik</text:p>
            <text:p>auch gar nicht beeinflussen. Insgeheim wünscht man sich in den sogenannten demokratischen Ländern sicherlich auch, ähnlich mit Menschen umgehen zu können wie in den autokratischen Länder. Will blos keiner zugeben. Ach wäre das herrlich bequem! Wenn da blos die blöde Demokratie und die nervigen Menschenrechtw nicht wären. </text:p>
          </table:table-cell>
          <table:table-cell table:number-columns-repeated="2"/>
        </table:table-row>
        <table:table-row table:style-name="ro2">
          <table:table-cell office:value-type="float" office:value="14334481">
            <text:p>14334481</text:p>
          </table:table-cell>
          <table:table-cell office:value-type="float" office:value="-0.751007199287415">
            <text:p>-0,7510071993</text:p>
          </table:table-cell>
          <table:table-cell office:value-type="string">
            <text:p>Wenn Russland jetzt die Freilassung veranlassen würde, müsste es sich Kritik wegen der Rechtsstaatlichkeit gefallen lassen. Wie kann ein verurteilter Bewährungsauflagensünder freikommen, nur weil es von außen gefordert wird. Erinnert sich noch jemand, als unter Rot-Grün illegal deutsche von den Amerikanern festgehalten wurden und Deutschland nichts gemacht hat. Da ist Russland jetzt natürlich vorsichtig, sich nicht genau so lächerlich zu machen. </text:p>
          </table:table-cell>
          <table:table-cell table:number-columns-repeated="2"/>
        </table:table-row>
        <table:table-row table:style-name="ro2">
          <table:table-cell office:value-type="float" office:value="14334477">
            <text:p>14334477</text:p>
          </table:table-cell>
          <table:table-cell office:value-type="float" office:value="-0.856229960918427">
            <text:p>-0,8562299609</text:p>
          </table:table-cell>
          <table:table-cell office:value-type="string">
            <text:p>Wenn der EGMR die Freilassung verlangt hat ein <text:s/>Mitgliedsstaat des Europarates selbstverständlich zu folgen, da sich der Mitgliedsstaat vertraglich verpflichtet hat Urteile des EGMR anzuerkennen. <text:s/>Ist eigentlich ganz einfach. Wird aber hier von vielen nicht verstanden. Besser will nicht verstanden werden. Geht ja nur um elementare Menschenechte. </text:p>
          </table:table-cell>
          <table:table-cell table:number-columns-repeated="2"/>
        </table:table-row>
        <table:table-row table:style-name="ro5">
          <table:table-cell office:value-type="float" office:value="14334418">
            <text:p>14334418</text:p>
          </table:table-cell>
          <table:table-cell office:value-type="float" office:value="-0.785496751467387">
            <text:p>-0,7854967515</text:p>
          </table:table-cell>
          <table:table-cell office:value-type="string">
            <text:p>Nawalny kommuniziert via Instagram? Mit seinem Smartphone?</text:p>
            <text:p/>
            <text:p>Soweit ich weiß, ist das aus deutschen Gefängnissen nicht erlaubt.</text:p>
          </table:table-cell>
          <table:table-cell table:number-columns-repeated="2"/>
        </table:table-row>
        <table:table-row table:style-name="ro2">
          <table:table-cell office:value-type="float" office:value="14332635">
            <text:p>14332635</text:p>
          </table:table-cell>
          <table:table-cell office:value-type="float" office:value="-0.788018425305684">
            <text:p>-0,7880184253</text:p>
          </table:table-cell>
          <table:table-cell office:value-type="string">
            <text:p>Woher ? Woher kommt nur die Lobby der HFT mit ihrer Scheinliquidität <text:s/>? Die Briten um den Finanzplatz London könne es ja nicht mehr sein. Und das ein Finanzverbrecher im Gewande des Politikers wie Scholz zu den Protagonisten gehört war logisch. SPD ...mehr vom Falschen !</text:p>
          </table:table-cell>
          <table:table-cell table:number-columns-repeated="2"/>
        </table:table-row>
        <table:table-row table:style-name="ro2">
          <table:table-cell office:value-type="float" office:value="14332634">
            <text:p>14332634</text:p>
          </table:table-cell>
          <table:table-cell office:value-type="float" office:value="-0.854667603969574">
            <text:p>-0,854667604</text:p>
          </table:table-cell>
          <table:table-cell office:value-type="string">
            <text:p>Am Ziel vorbei Wenn nur Aktien aus dem normalen <text:s/>Anlagegeschäft betroffen sind, Derivate und insbesondere der unsinnige Hochfrequenzhandel nicht, ist das nur ein Abzocken auf Kosten der Anleger ohne jede Lenkungswirkung, weil dann das Gezocke in den Märkten läuft, die nicht erfasst sind. Außerdem müssen mindestens alle Geschäfte (unabhängig vom Börsenplatz oder Sitz der Gesellschaft ) erfasst werden, die von Deviseninländern getätigt werden, wel es sonst zu Ausweichbewegungen und MArktverzerrungen kommt. So wie die EU das Thema angeht, ist das bestenfalls eine Geldbeschaffungsmaßnahme, wahrscheinlich aber eine Totgeburt Aber etwas anderes ist man von der EU ja nicht mehr gewöhnt</text:p>
          </table:table-cell>
          <table:table-cell table:number-columns-repeated="2"/>
        </table:table-row>
        <table:table-row table:style-name="ro2">
          <table:table-cell office:value-type="float" office:value="14332627">
            <text:p>14332627</text:p>
          </table:table-cell>
          <table:table-cell office:value-type="float" office:value="-0.592220286528269">
            <text:p>-0,5922202865</text:p>
          </table:table-cell>
          <table:table-cell office:value-type="string">
            <text:p>Wollten die Herren Scholz und Heil nicht die Einnahmen aus der Finanztransaktionssteuer ... ... zur Deckung der leistungslosen "Respektrente" heranziehen? Oder kann man dies auch wieder einmal unter "dummes Geschwätz" abheften?</text:p>
          </table:table-cell>
          <table:table-cell table:number-columns-repeated="2"/>
        </table:table-row>
        <table:table-row table:style-name="ro2">
          <table:table-cell office:value-type="float" office:value="14328044">
            <text:p>14328044</text:p>
          </table:table-cell>
          <table:table-cell office:value-type="float" office:value="-0.964095632235209">
            <text:p>-0,9640956322</text:p>
          </table:table-cell>
          <table:table-cell office:value-type="string">
            <text:p>Ich verstehe nicht warum hier sofort mit Häme und Neid begonnen wird. Und die Operationen die jemand macht gehen uns überhaupt nichts an. Schämt euch ihr Hetzer.</text:p>
          </table:table-cell>
          <table:table-cell table:number-columns-repeated="2"/>
        </table:table-row>
        <table:table-row table:style-name="ro6">
          <table:table-cell office:value-type="float" office:value="14328036">
            <text:p>14328036</text:p>
          </table:table-cell>
          <table:table-cell office:value-type="float" office:value="-0.859212060769399">
            <text:p>-0,8592120608</text:p>
          </table:table-cell>
          <table:table-cell office:value-type="string">
            <text:p>Die hat mal einen Film mit Tommy Lee Jones gemacht. Ist schon was her, da sah Sie noch natürlicher aus. </text:p>
            <text:p>Halb Hollywood hat sich das Gesicht mit Botox und OP`s verunstaltet, echt schade.</text:p>
          </table:table-cell>
          <table:table-cell table:number-columns-repeated="2"/>
        </table:table-row>
        <table:table-row table:style-name="ro2">
          <table:table-cell office:value-type="float" office:value="14328030">
            <text:p>14328030</text:p>
          </table:table-cell>
          <table:table-cell office:value-type="float" office:value="-0.853888273239136">
            <text:p>-0,8538882732</text:p>
          </table:table-cell>
          <table:table-cell office:value-type="string">
            <text:p>Warum muss Frau sich immer die Visage operieren lassen? Der Wiedererkennungswert ist da total verloren gegangen, hat jetzt aber nichts mehr mit dem Bericht zu tun. </text:p>
          </table:table-cell>
          <table:table-cell table:number-columns-repeated="2"/>
        </table:table-row>
        <table:table-row table:style-name="ro4">
          <table:table-cell office:value-type="float" office:value="14327953">
            <text:p>14327953</text:p>
          </table:table-cell>
          <table:table-cell office:value-type="float" office:value="-0.913244922955831">
            <text:p>-0,913244923</text:p>
          </table:table-cell>
          <table:table-cell office:value-type="string">
            <text:p>Gaaanz schlimmer Finger, dieser Typ.</text:p>
            <text:p/>
            <text:p>Keine halbe Träne für so jemanden.</text:p>
            <text:p/>
            <text:p>Hätte dem "Club 27" angehören sollen - auch ohne Künstler zu sein.</text:p>
          </table:table-cell>
          <table:table-cell table:number-columns-repeated="2"/>
        </table:table-row>
        <table:table-row table:style-name="ro2">
          <table:table-cell office:value-type="float" office:value="14327929">
            <text:p>14327929</text:p>
          </table:table-cell>
          <table:table-cell office:value-type="float" office:value="-0.796605547269185">
            <text:p>-0,7966055473</text:p>
          </table:table-cell>
          <table:table-cell office:value-type="string">
            <text:p>Jemand, der so viel Hass verbreitet hat, da fällt es einem schwer irgendetwas Gutes über ihn zu sagen. Er war durch und durch bösartig.</text:p>
          </table:table-cell>
          <table:table-cell table:number-columns-repeated="2"/>
        </table:table-row>
        <table:table-row table:style-name="ro5">
          <table:table-cell office:value-type="float" office:value="14327928">
            <text:p>14327928</text:p>
          </table:table-cell>
          <table:table-cell office:value-type="float" office:value="-0.939950068791707">
            <text:p>-0,9399500688</text:p>
          </table:table-cell>
          <table:table-cell office:value-type="string">
            <text:p>Er ist weg. Zwei andere kommen nach.</text:p>
            <text:p/>
            <text:p>Diese Verbreitung "alternativer Fakten" werden in den USA nicht aussterben. Genauso wenig, wie die allzu bereitwillig daran Glaubenden.</text:p>
          </table:table-cell>
          <table:table-cell table:number-columns-repeated="2"/>
        </table:table-row>
        <table:table-row table:style-name="ro2">
          <table:table-cell office:value-type="float" office:value="14327905">
            <text:p>14327905</text:p>
          </table:table-cell>
          <table:table-cell office:value-type="float" office:value="-0.751052558422089">
            <text:p>-0,7510525584</text:p>
          </table:table-cell>
          <table:table-cell office:value-type="string">
            <text:p>Ich tu mich immer schwer mit der Bezeichnung konservativ für solches Gedankengut. Meiner Meinung nach geht das an der Sache vorbei und tut echten Konservativen Unrecht. Genauso wie zumindest in den USA auch die Begriffe liberal und sozialistisch zu völlig sinnfreien Kampfbegriffen verkommen sind, die teils sogar synonym verwendet werden.</text:p>
          </table:table-cell>
          <table:table-cell table:number-columns-repeated="2"/>
        </table:table-row>
        <table:table-row table:style-name="ro6">
          <table:table-cell office:value-type="float" office:value="14327900">
            <text:p>14327900</text:p>
          </table:table-cell>
          <table:table-cell office:value-type="float" office:value="-0.804585337638855">
            <text:p>-0,8045853376</text:p>
          </table:table-cell>
          <table:table-cell office:value-type="string">
            <text:p>Rechtskonservativ? Rechtsradikal wäre wohl richtiger. Arme AfD. Schon wieder ein Held weg.</text:p>
            <text:p>Immerhin, der Teufel hat ein neues Mannschaftsmitglied.</text:p>
          </table:table-cell>
          <table:table-cell table:number-columns-repeated="2"/>
        </table:table-row>
        <table:table-row table:style-name="ro6">
          <table:table-cell office:value-type="float" office:value="14327888">
            <text:p>14327888</text:p>
          </table:table-cell>
          <table:table-cell office:value-type="float" office:value="-0.83614852031072">
            <text:p>-0,8361485203</text:p>
          </table:table-cell>
          <table:table-cell office:value-type="string">
            <text:p>Ein Mensch ist an einer fürchterlichen Krankheit gestorben. Dass ich quasi niemals seiner Meinung war und er mE mit vielen seiner Urteile falsch lag, hat nichts damit zu tun, dass auch er ein Mensch mit Recht auf Würde war. Ich denke, wir sollten zu unser aller Wohl aus der ganzen Rechts/Links-Kiste mal die Häme nehmen und sie stattdessen mit Anstand füllen.</text:p>
            <text:p>Ein Leben ohne Hass ist für alle besser, besonders aber für einen selbst...</text:p>
          </table:table-cell>
          <table:table-cell table:number-columns-repeated="2"/>
        </table:table-row>
        <table:table-row table:style-name="ro2">
          <table:table-cell office:value-type="float" office:value="14327886">
            <text:p>14327886</text:p>
          </table:table-cell>
          <table:table-cell office:value-type="float" office:value="-0.920426984628042">
            <text:p>-0,9204269846</text:p>
          </table:table-cell>
          <table:table-cell office:value-type="string">
            <text:p>Bücher gewälzt und auch Wikipedia hilft nicht weiter; ich komme einfach nicht dahinter: "wie heißt die Erziehungsmethode (im Kindesalter) um so zu werden wie Mr. Limbaugh oder Ms. Marjorie Taylor Green"? </text:p>
          </table:table-cell>
          <table:table-cell table:number-columns-repeated="2"/>
        </table:table-row>
        <table:table-row table:style-name="ro2">
          <table:table-cell office:value-type="float" office:value="14327866">
            <text:p>14327866</text:p>
          </table:table-cell>
          <table:table-cell office:value-type="float" office:value="-0.939776738484701">
            <text:p>-0,9397767385</text:p>
          </table:table-cell>
          <table:table-cell office:value-type="string">
            <text:p>Wer so rücksichtslos und ohne Mitgefühl gegen alle, die anders als er selbst waren oder die einfach ihm und seinen politischen Freunden nicht ins Konzept passten, agierte, kann mit meinem Mitgefühl nicht rechnen. Politische Position ist eines, widerwärtiges hetzen das Andere...</text:p>
          </table:table-cell>
          <table:table-cell table:number-columns-repeated="2"/>
        </table:table-row>
        <table:table-row table:style-name="ro2">
          <table:table-cell office:value-type="float" office:value="14327817">
            <text:p>14327817</text:p>
          </table:table-cell>
          <table:table-cell office:value-type="float" office:value="-0.794263978799184">
            <text:p>-0,7942639788</text:p>
          </table:table-cell>
          <table:table-cell office:value-type="string">
            <text:p>Bitte nicht mehr in Kürze. Ich verzichte in diesem Fall gerne auf jede weitere Informationen. Watt fott es, es fott.</text:p>
          </table:table-cell>
          <table:table-cell table:number-columns-repeated="2"/>
        </table:table-row>
        <table:table-row table:style-name="ro2">
          <table:table-cell office:value-type="float" office:value="14327810">
            <text:p>14327810</text:p>
          </table:table-cell>
          <table:table-cell office:value-type="float" office:value="-0.87006268898646">
            <text:p>-0,870062689</text:p>
          </table:table-cell>
          <table:table-cell office:value-type="string">
            <text:p>Oh nein wie bestürzend</text:p>
          </table:table-cell>
          <table:table-cell table:number-columns-repeated="2"/>
        </table:table-row>
        <table:table-row table:style-name="ro6">
          <table:table-cell office:value-type="float" office:value="14327808">
            <text:p>14327808</text:p>
          </table:table-cell>
          <table:table-cell office:value-type="float" office:value="-0.701723317305247">
            <text:p>-0,7017233173</text:p>
          </table:table-cell>
          <table:table-cell office:value-type="string">
            <text:p>Der Mann war schlimm.</text:p>
            <text:p>Leider hat er noch schlimmere Nachfolger. </text:p>
          </table:table-cell>
          <table:table-cell table:number-columns-repeated="2"/>
        </table:table-row>
        <table:table-row table:style-name="ro2">
          <table:table-cell office:value-type="float" office:value="14327805">
            <text:p>14327805</text:p>
          </table:table-cell>
          <table:table-cell office:value-type="float" office:value="-0.772991240024567">
            <text:p>-0,77299124</text:p>
          </table:table-cell>
          <table:table-cell office:value-type="string">
            <text:p>Rechtskonservativ ist eine recht harmlose Umschreibung seiner teilweise rechtsextremen Ansichten......</text:p>
          </table:table-cell>
          <table:table-cell table:number-columns-repeated="2"/>
        </table:table-row>
        <table:table-row table:style-name="ro2">
          <table:table-cell office:value-type="float" office:value="14327021">
            <text:p>14327021</text:p>
          </table:table-cell>
          <table:table-cell office:value-type="float" office:value="-0.619082788626353">
            <text:p>-0,6190827886</text:p>
          </table:table-cell>
          <table:table-cell office:value-type="string">
            <text:p>Hier hilft vermutlich nur Sicherungsverwahrung, ein Urteil auf Bewährung hilft leider niemandem.</text:p>
          </table:table-cell>
          <table:table-cell table:number-columns-repeated="2"/>
        </table:table-row>
        <table:table-row table:style-name="ro4">
          <table:table-cell office:value-type="float" office:value="14326998">
            <text:p>14326998</text:p>
          </table:table-cell>
          <table:table-cell office:value-type="float" office:value="-0.821961104869843">
            <text:p>-0,8219611049</text:p>
          </table:table-cell>
          <table:table-cell office:value-type="string">
            <text:p>Was soll man hier diskutieren?</text:p>
            <text:p>Keiner kennt die Vorgeschichte und das Mollies keine Lösung sind </text:p>
            <text:p>ist auch klar.</text:p>
            <text:p>Interessant wäre, warum überhaupt zwangsgeräumt wurde.</text:p>
            <text:p>War das nicht wegen Corona ausgesetzt?</text:p>
          </table:table-cell>
          <table:table-cell table:number-columns-repeated="2"/>
        </table:table-row>
        <table:table-row table:style-name="ro2">
          <table:table-cell office:value-type="float" office:value="14326976">
            <text:p>14326976</text:p>
          </table:table-cell>
          <table:table-cell office:value-type="float" office:value="-0.914488832155863">
            <text:p>-0,9144888322</text:p>
          </table:table-cell>
          <table:table-cell office:value-type="string">
            <text:p>Nein muß und werde mich auch nicht Impfen lassen ( gegen Corona)!Die meisten haben wahrscheinlich nicht mal die einfachsten Impfungen gegen Wundstarrkrampf-Masern und Co. ( ja habe ich und noch ein Paar andere) Mal Googeln wieviel Tote es alleine jedes Jahr wegen Blutvergiftung gibt ,Corona ist nicht alles,wird aber durch Einschränkung unserer Freiheit,viel bewußter wahr genommen, und vieles andere verdrängt.</text:p>
          </table:table-cell>
          <table:table-cell table:number-columns-repeated="2"/>
        </table:table-row>
        <table:table-row table:style-name="ro2">
          <table:table-cell office:value-type="float" office:value="14326971">
            <text:p>14326971</text:p>
          </table:table-cell>
          <table:table-cell office:value-type="float" office:value="-0.819124817848206">
            <text:p>-0,8191248178</text:p>
          </table:table-cell>
          <table:table-cell office:value-type="string">
            <text:p>Das aber schon über 2,8 Millionen Menschen in Deutschland geimpft wurden ignorieren Sie?</text:p>
          </table:table-cell>
          <table:table-cell table:number-columns-repeated="2"/>
        </table:table-row>
        <table:table-row table:style-name="ro2">
          <table:table-cell office:value-type="float" office:value="14326903">
            <text:p>14326903</text:p>
          </table:table-cell>
          <table:table-cell office:value-type="float" office:value="-0.963342368602753">
            <text:p>-0,9633423686</text:p>
          </table:table-cell>
          <table:table-cell office:value-type="string">
            <text:p>Äußerste Vorsicht, und Skepsis, wenn der Staat einem mit moralischen Pflichten kommt! Ich lasse mich trotzdem impfen, aber jeden als amoralischen Gefährder hinzustellen ist unglaublich frech!</text:p>
          </table:table-cell>
          <table:table-cell table:number-columns-repeated="2"/>
        </table:table-row>
        <table:table-row table:style-name="ro6">
          <table:table-cell office:value-type="float" office:value="14326869">
            <text:p>14326869</text:p>
          </table:table-cell>
          <table:table-cell office:value-type="float" office:value="-0.949829936027527">
            <text:p>-0,949829936</text:p>
          </table:table-cell>
          <table:table-cell office:value-type="string">
            <text:p>Definitiv nein.</text:p>
            <text:p>Wenn Solidarität nicht reicht, dann braucht <text:s/>es Moral.</text:p>
          </table:table-cell>
          <table:table-cell table:number-columns-repeated="2"/>
        </table:table-row>
        <table:table-row table:style-name="ro2">
          <table:table-cell office:value-type="float" office:value="14326830">
            <text:p>14326830</text:p>
          </table:table-cell>
          <table:table-cell office:value-type="float" office:value="-0.841203212738037">
            <text:p>-0,8412032127</text:p>
          </table:table-cell>
          <table:table-cell office:value-type="string">
            <text:p>So wie das aussieht scheinen Impfnebenwirkungen gravierender zu sein als die Krankheit selber für die meisten Kinder und sehr viele junge Menschen. Da kann man doch nicht im Ernst erwarten, dass die sich impfen lassen. Die Studien zeigen doch, dass alte und schwerst kranke Menschen dank Impfung nicht an Corona sterben. Also einfach jeden impfen lassen, der sich impfen lassen will. Es gibt keinen Grund in irgendeiner Form auf Menschen Druck auszuüben, die sich nicht impfen lassen wollen. Im übrigen ist es für mich ein sehr großes Ärgernis, dass es anscheinend keine Forschung gibt um die Allergischenreaktionen zu beseitigen. Und wenn man geimpften quasi „Privilegien“ einräumen will, dann wäre es eine Ungerechtigkeit sondergleichen, dass Menschen die die Krankheit durchgemacht haben überhaupt in ihren Grundrechten beschränkt wurden.</text:p>
          </table:table-cell>
          <table:table-cell table:number-columns-repeated="2"/>
        </table:table-row>
        <table:table-row table:style-name="ro2">
          <table:table-cell office:value-type="float" office:value="14326820">
            <text:p>14326820</text:p>
          </table:table-cell>
          <table:table-cell office:value-type="float" office:value="-0.818860133488973">
            <text:p>-0,8188601335</text:p>
          </table:table-cell>
          <table:table-cell office:value-type="string">
            <text:p>Ich kann Frau Buyx insgesamt nur bestätigen in Ihrer Auffassung. Es gibt noch sehr viele Mediziner, denen nicht einmal eine Impfung in Aussicht gestellt wurde und die z.T. täglich mit Covid- Infizierten in Kontakt stehen und somit einem sehr hohen Risiko ausgesetzt sind. Völlig unbestritten auch, dass es für bereits Geimpfte keine Privilegien geben darf. Es kann nicht sein, dass der Kellner den Impfausweis kontrolliert und Herr über Lebensfreude und „Du bleibst draußen“ spielt. Was die Herren Fußballer betrifft, haben die gefälligst zu warten. Der vorbestrafte Bankkaufmann, Herr Rummenigge, ist da ein ganz schlechtes Vorbild. Da könnten unverbrauchte Impfdosen wirklich erst einmal an wichtigere Menschen verabreicht werden und das sind nicht die Mächtigen, sondern Du und ich.</text:p>
          </table:table-cell>
          <table:table-cell table:number-columns-repeated="2"/>
        </table:table-row>
        <table:table-row table:style-name="ro2">
          <table:table-cell office:value-type="float" office:value="14323831">
            <text:p>14323831</text:p>
          </table:table-cell>
          <table:table-cell office:value-type="float" office:value="-0.802037020524343">
            <text:p>-0,8020370205</text:p>
          </table:table-cell>
          <table:table-cell office:value-type="string">
            <text:p>Kaum regieren wieder die Demokraten. Es gibt wieder ein IS. Soldaten bleiben doch im Nahen Osten. Plötzlich heißt es wieder Atomprogramm Iran halte sich nicht daran. Uiii jetzt ist Russland wieder der Böse. Und nein die Mexikaner sind wieder gut weil sie günstig arbeiten. Langsam nervt ihr Medienverblödeten Menschen. Trump hat einiges gut gemacht und in den 4 Jahren ganz schön viel aufgeräumt was die 16 Jahre zuvor verbockten. Verdammt, wir brauchen ein anderes Schulsystem. Es sind viel zu viele Sekundarabgänger und zuviel Medienabsolventen in umlauf. </text:p>
          </table:table-cell>
          <table:table-cell table:number-columns-repeated="2"/>
        </table:table-row>
        <table:table-row table:style-name="ro2">
          <table:table-cell office:value-type="float" office:value="14323829">
            <text:p>14323829</text:p>
          </table:table-cell>
          <table:table-cell office:value-type="float" office:value="-0.833566586176554">
            <text:p>-0,8335665862</text:p>
          </table:table-cell>
          <table:table-cell office:value-type="string">
            <text:p>Motive und Möglichkeiten haben eigentlich nur Russland und China. Anhand der abgegriffenen Daten kann man sehr einfach das Motiv eingrenzen. Ein Beweis ist es nicht. Es ist in etwa so unwahrscheinlich, dass es Russland nicht war, wie wenn man im Schlafzimmerschrank einen nackten fremden Mann findet und der behauptet, er habe sich nur verlaufen.</text:p>
          </table:table-cell>
          <table:table-cell table:number-columns-repeated="2"/>
        </table:table-row>
        <table:table-row table:style-name="ro2">
          <table:table-cell office:value-type="float" office:value="14323799">
            <text:p>14323799</text:p>
          </table:table-cell>
          <table:table-cell office:value-type="float" office:value="-0.880570530891418">
            <text:p>-0,8805705309</text:p>
          </table:table-cell>
          <table:table-cell office:value-type="string">
            <text:p>USA beschuldigen weiterhin Russland! Peinlich...Peinlich, sie beschweren sich das die Russen besser hacken wie sie selber, gehts noch! Und was sagt eigentlich Norbert Röttgen dazu, unsere großer Amerika-Freund!</text:p>
          </table:table-cell>
          <table:table-cell table:number-columns-repeated="2"/>
        </table:table-row>
        <table:table-row table:style-name="ro2">
          <table:table-cell office:value-type="float" office:value="14321862">
            <text:p>14321862</text:p>
          </table:table-cell>
          <table:table-cell office:value-type="float" office:value="-0.844922363758087">
            <text:p>-0,8449223638</text:p>
          </table:table-cell>
          <table:table-cell office:value-type="string">
            <text:p>Wirecard hat nun wirklich nicht mit Scholz zu tun wenn hochbezahlte Wirtschaft Prüfer versagen kann der Finanzminister nicht haftbar gemacht werden Die SPD hat immer Verantwortung für Deutschland übernommen auch Schröder hat sich für Deutschland verdient gemacht mit der Reform zu Hartz 4 dies hat ja auch die Wirtschaft und die Kanzlerin bestätigt und es hat im Wählerstimmen gekostet aber Deutschland vorangebracht</text:p>
          </table:table-cell>
          <table:table-cell table:number-columns-repeated="2"/>
        </table:table-row>
        <table:table-row table:style-name="ro6">
          <table:table-cell office:value-type="float" office:value="14321858">
            <text:p>14321858</text:p>
          </table:table-cell>
          <table:table-cell office:value-type="float" office:value="-0.827614883581797">
            <text:p>-0,8276148836</text:p>
          </table:table-cell>
          <table:table-cell office:value-type="string">
            <text:p>Man hätte den Ausstieg aus der Koalition im letzten Jahr vorbereiten und spätestens während des Sommers vollziehen müssen. Gründe dafür hätte es genügend gegeben. </text:p>
            <text:p>So bleibt das Impfdebakel auch an der SPD hängen und die Aussichten für die BTW sind trüb. In der Regierungsverantwortung sein und Wahlkampf "gegen die Regierung" zu betreiben gutiert der Wähler nicht.</text:p>
          </table:table-cell>
          <table:table-cell table:number-columns-repeated="2"/>
        </table:table-row>
        <table:table-row table:style-name="ro4">
          <table:table-cell office:value-type="float" office:value="14321829">
            <text:p>14321829</text:p>
          </table:table-cell>
          <table:table-cell office:value-type="float" office:value="-0.968019227186839">
            <text:p>-0,9680192272</text:p>
          </table:table-cell>
          <table:table-cell office:value-type="string">
            <text:p>Warum zum Teufel führt die SPD einen Anti Regierungswahlkampf, wo sie selbst drin sitzt und für all den Mist mit verantwortlich ist?</text:p>
            <text:p/>
            <text:p>Selbst Schuld. Ständig den Eindruck erwecken, dass man ja gar nicht will, aber nun schon zum dritten Mal in 16 Jahren sich "aufopfert".</text:p>
            <text:p/>
            <text:p>Lächerlich.</text:p>
          </table:table-cell>
          <table:table-cell table:number-columns-repeated="2"/>
        </table:table-row>
        <table:table-row table:style-name="ro2">
          <table:table-cell office:value-type="float" office:value="14321811">
            <text:p>14321811</text:p>
          </table:table-cell>
          <table:table-cell office:value-type="float" office:value="-0.774071077505747">
            <text:p>-0,7740710775</text:p>
          </table:table-cell>
          <table:table-cell office:value-type="string">
            <text:p>Das ist ziemlich harmlos und billig "gestichelt"; man merkt eben, dass hier einer gedämpft krakeelt, der selbst auf der zu attackierenden Regierungsbank sitzt.</text:p>
          </table:table-cell>
          <table:table-cell table:number-columns-repeated="2"/>
        </table:table-row>
        <table:table-row table:style-name="ro9">
          <table:table-cell office:value-type="float" office:value="14321805">
            <text:p>14321805</text:p>
          </table:table-cell>
          <table:table-cell office:value-type="float" office:value="-0.856273929278056">
            <text:p>-0,8562739293</text:p>
          </table:table-cell>
          <table:table-cell office:value-type="string">
            <text:p>Scholz stichelt gegen Söder?</text:p>
            <text:p>Alles nur Show fürs Volk, oder sollte man jetzt Mob sagen. Diese Bezeichnung hört man ja öfter für die da unten. </text:p>
            <text:p>Diese Herrschaften sind sich einig.</text:p>
            <text:p>Siehe die zurückliegenden Jahre im Bundestag. Nur Wahlshow. Die Opposition wird totgeschwiegen. ÖR Pflichtfernsehen nur für die Etablierten. </text:p>
          </table:table-cell>
          <table:table-cell table:number-columns-repeated="2"/>
        </table:table-row>
        <table:table-row table:style-name="ro2">
          <table:table-cell office:value-type="float" office:value="14321796">
            <text:p>14321796</text:p>
          </table:table-cell>
          <table:table-cell office:value-type="float" office:value="-0.88035261631012">
            <text:p>-0,8803526163</text:p>
          </table:table-cell>
          <table:table-cell office:value-type="string">
            <text:p>Wadlbeisser neidiger. </text:p>
          </table:table-cell>
          <table:table-cell table:number-columns-repeated="2"/>
        </table:table-row>
        <table:table-row table:style-name="ro2">
          <table:table-cell office:value-type="float" office:value="14321789">
            <text:p>14321789</text:p>
          </table:table-cell>
          <table:table-cell office:value-type="float" office:value="-0.924338042736053">
            <text:p>-0,9243380427</text:p>
          </table:table-cell>
          <table:table-cell office:value-type="string">
            <text:p>Scholz will Kanzler werden? Diese Aussage ist sowas von lächerlich wie die einst stolze SPD. Bedanken können sich <text:s/>die Genossen da bei Gas-Gerd, der die Sozialdemokraten in den Abgrund geführt hat.</text:p>
          </table:table-cell>
          <table:table-cell table:number-columns-repeated="2"/>
        </table:table-row>
        <table:table-row table:style-name="ro2">
          <table:table-cell office:value-type="float" office:value="14321749">
            <text:p>14321749</text:p>
          </table:table-cell>
          <table:table-cell office:value-type="float" office:value="-0.819358746210734">
            <text:p>-0,8193587462</text:p>
          </table:table-cell>
          <table:table-cell office:value-type="string">
            <text:p>Ach nee, weil dem Herrn Scholz ja soviel einfällt. Steuern erhöhen ist doch das einzige was er kann. Und sich beschweren als ob die SPD nicht auch in dieser Regierung sitzt heißt wohl dass alle anderen an allem Schuld sind nur der sogenannte Kanzlerkandidat hat nichts damit zu tun. Alleine für diese Aussage sollte er sich schämen. Und langsam mal in der Realität ankommen. Die CDU und die Grünen liegen weit vor der SPD, da wird auch die Bazooka nicht helfen. Sieht eher so aus als obs nicht mal eine Steinschleuder wird.</text:p>
          </table:table-cell>
          <table:table-cell table:number-columns-repeated="2"/>
        </table:table-row>
        <table:table-row table:style-name="ro5">
          <table:table-cell office:value-type="float" office:value="14321737">
            <text:p>14321737</text:p>
          </table:table-cell>
          <table:table-cell office:value-type="float" office:value="-0.840628564357758">
            <text:p>-0,8406285644</text:p>
          </table:table-cell>
          <table:table-cell office:value-type="string">
            <text:p>Das ging wohl in die Hose, Herr Scholz. Solch stümperhafte Aschermittwochreden bewirken genau das Gegenteil von dem, was sie bewriken sollten. Der humorlose SPD- Kanzlerkandidat tritt ins eigene Fettnäpfchen, wenn er die Impfstoffbeschaffungspolitik kritsiert. Er sass doch mit am Kabinettstisch. Er sollte sich beser um Wirecard kümmern und seine Rolle offenlegen, damit hätte er genug zu tun.</text:p>
            <text:p>Wahlkampof hin oder her, es muss immer fair bleiben und das kann die SPD anscheinend nicht. </text:p>
            <text:p>Arme SPD</text:p>
          </table:table-cell>
          <table:table-cell table:number-columns-repeated="2"/>
        </table:table-row>
        <table:table-row table:style-name="ro2">
          <table:table-cell office:value-type="float" office:value="14320667">
            <text:p>14320667</text:p>
          </table:table-cell>
          <table:table-cell office:value-type="float" office:value="-0.882110377152761">
            <text:p>-0,8821103772</text:p>
          </table:table-cell>
          <table:table-cell office:value-type="string">
            <text:p>So ein Mist, dass ich nicht auf meinen Stehplatz darf. Dann könnte jeder meine Meinung hören. Und die finet das nicht so toll, was aktuell passiert....</text:p>
          </table:table-cell>
          <table:table-cell table:number-columns-repeated="2"/>
        </table:table-row>
        <table:table-row table:style-name="ro4">
          <table:table-cell office:value-type="float" office:value="14320657">
            <text:p>14320657</text:p>
          </table:table-cell>
          <table:table-cell office:value-type="float" office:value="-0.840128878752391">
            <text:p>-0,8401288788</text:p>
          </table:table-cell>
          <table:table-cell office:value-type="string">
            <text:p>Lieber Marco Rose, </text:p>
            <text:p>diesen vorzeitigen (legalen) Vertragsbruch kann ich nicht verstehen. Ich kann weder eine - die BvB Fans mögen mir verzeihen - größere sportliche Herausforderung erkennen, noch ist es ein Wechsel zu einem absoluten (Welt-)Top-Verein, wo man die Chance nur einmal im Leben bekommt. </text:p>
            <text:p>Was sind also die wirklichen Beweggründe? Sicher weiß der Fan und Zeitungsleser nicht alles an Interna aber der Schluss liegt nahe, dass nur allein ein unmoralisch hoher Gehaltssprung zu dieser Entscheidung geführt hat. Diese Chance hätte es bei weiterer guter Arbeit in Gladbach sicher wiederholt gegeben.</text:p>
            <text:p>Die Fußballromantik geht dahin, alles nur noch ein Big Business und Sie mittendrin.</text:p>
            <text:p>Viel Glück in Dortmund.</text:p>
          </table:table-cell>
          <table:table-cell table:number-columns-repeated="2"/>
        </table:table-row>
        <table:table-row table:style-name="ro2">
          <table:table-cell office:value-type="float" office:value="14320645">
            <text:p>14320645</text:p>
          </table:table-cell>
          <table:table-cell office:value-type="float" office:value="-0.883945604165395">
            <text:p>-0,8839456042</text:p>
          </table:table-cell>
          <table:table-cell office:value-type="string">
            <text:p>Rose will keine Spieler abwerben. Hahaha, da muss ich aber laut lachen. Dem geht es in allererster Linie nur um sich. Dem ist Gladbach (wie auch Dortmund) als Verein sowas von egal.</text:p>
          </table:table-cell>
          <table:table-cell table:number-columns-repeated="2"/>
        </table:table-row>
        <table:table-row table:style-name="ro2">
          <table:table-cell office:value-type="float" office:value="14320636">
            <text:p>14320636</text:p>
          </table:table-cell>
          <table:table-cell office:value-type="float" office:value="-0.863902548948924">
            <text:p>-0,8639025489</text:p>
          </table:table-cell>
          <table:table-cell office:value-type="string">
            <text:p>Ich als Gladbach-Fan bin auch schwer enttäuscht und halte Roses Entscheidung für einen Fehler. Er ist ein guter, vielleicht sogar ein hervorragender Trainer, aber noch kein Großer. Er hat sich weder Meriten noch Titel verdient. Wenn er noch zwei oder drei Jahre geblieben wäre, hätte er eine Ära begründen können und jeder hätte ihm den nächsten Karriereschritt gegönnt.</text:p>
          </table:table-cell>
          <table:table-cell table:number-columns-repeated="2"/>
        </table:table-row>
        <table:table-row table:style-name="ro2">
          <table:table-cell office:value-type="float" office:value="14320603">
            <text:p>14320603</text:p>
          </table:table-cell>
          <table:table-cell office:value-type="float" office:value="-0.875704705715179">
            <text:p>-0,8757047057</text:p>
          </table:table-cell>
          <table:table-cell office:value-type="string">
            <text:p>Der BVB hat gute Spieler, aber seit T. Tuchel ist dieses enorme Potential ungenügend realisiert worden. Der BVB hat mit seinem Management eine antiquierte Fußballkultur. 'Schaun mer mal'.</text:p>
          </table:table-cell>
          <table:table-cell table:number-columns-repeated="2"/>
        </table:table-row>
        <table:table-row table:style-name="ro2">
          <table:table-cell office:value-type="float" office:value="14320570">
            <text:p>14320570</text:p>
          </table:table-cell>
          <table:table-cell office:value-type="float" office:value="-0.808340430259705">
            <text:p>-0,8083404303</text:p>
          </table:table-cell>
          <table:table-cell office:value-type="string">
            <text:p>„Vorm Stadion hing am Morgen ein Transparent, das Rose der Söldnermentalität bezichtigt.“ - Liebe Mönchengladbach-Fans, Ihr müsst jetzt ganz stark sein: Ohne diese „Söldnermentalität“ kämen die Profi-Spieler und supertollen Trainer gar nicht erst zu Eurem Verein und Ihr hättet vermutlich eine superloyale Mannschaft in der Bezirksliga...</text:p>
          </table:table-cell>
          <table:table-cell table:number-columns-repeated="2"/>
        </table:table-row>
        <table:table-row table:style-name="ro4">
          <table:table-cell office:value-type="float" office:value="14320349">
            <text:p>14320349</text:p>
          </table:table-cell>
          <table:table-cell office:value-type="float" office:value="-0.884109278519948">
            <text:p>-0,8841092785</text:p>
          </table:table-cell>
          <table:table-cell office:value-type="string">
            <text:p>Erst die 737-MAX, jetzt der 787-Dreamliner.</text:p>
            <text:p>Und das weil ein paar unverantwortliche Top-Manager sich zum Zweck der Gewinnmaximierung über elementare Sicherheitsvorschriften hinweggesetzt haben und weil die FAA das ( vermutlich auf Druck der US-Regierung ) zugelassen hat. Was für eine fatale Fehlentscheidung !</text:p>
            <text:p>Der Dieselbetrug der Autoindustrie war ja ganz ähnlich begründet und hat die Unternehmen ( und deren Aktionäre ) bisher schon viel mehr gekostet als er eingebracht hat. Die Autobauer hatten aber keine solchen unmittelbar-lebensgefährlichen Sicherheitsprobleme wie Boeing bei deren Flugzeugen. Bei Flugzeugherstellern ist sowas toxisch. </text:p>
            <text:p>Wer steigt denn heute noch in ein Boeing-Flugzeug ohne ein mulmiges Gefühl im Bauch ? Der Umsatz von Boeing wird durch diese erneute Panne noch weiter sinken. Gut für Airbus. Airbus gilt weiter als Garant für technische Zuverlässigkeit. Boeing hat dieses Prädikat auf Dauer verloren.</text:p>
            <text:p>Der Schaden ist kaum jemals wieder gutzumachen. </text:p>
          </table:table-cell>
          <table:table-cell table:number-columns-repeated="2"/>
        </table:table-row>
        <table:table-row table:style-name="ro6">
          <table:table-cell office:value-type="float" office:value="14320341">
            <text:p>14320341</text:p>
          </table:table-cell>
          <table:table-cell office:value-type="float" office:value="-0.771457691987356">
            <text:p>-0,771457692</text:p>
          </table:table-cell>
          <table:table-cell office:value-type="string">
            <text:p>Welches Geräusch macht ein Flugzeug beim Absturz?</text:p>
            <text:p>Boooiiing! </text:p>
          </table:table-cell>
          <table:table-cell table:number-columns-repeated="2"/>
        </table:table-row>
        <table:table-row table:style-name="ro2">
          <table:table-cell office:value-type="float" office:value="14320321">
            <text:p>14320321</text:p>
          </table:table-cell>
          <table:table-cell office:value-type="float" office:value="-0.786992728710175">
            <text:p>-0,7869927287</text:p>
          </table:table-cell>
          <table:table-cell office:value-type="string">
            <text:p>Sowas nennt man dann wohl "einen Lauf haben"! Die haben scheinbar ein systemisches Problem.</text:p>
          </table:table-cell>
          <table:table-cell table:number-columns-repeated="2"/>
        </table:table-row>
        <table:table-row table:style-name="ro2">
          <table:table-cell office:value-type="float" office:value="14320069">
            <text:p>14320069</text:p>
          </table:table-cell>
          <table:table-cell office:value-type="float" office:value="-0.779091497262319">
            <text:p>-0,7790914973</text:p>
          </table:table-cell>
          <table:table-cell office:value-type="string">
            <text:p>Verdammt, zu früh aus dem short raus... </text:p>
          </table:table-cell>
          <table:table-cell table:number-columns-repeated="2"/>
        </table:table-row>
        <table:table-row table:style-name="ro2">
          <table:table-cell office:value-type="float" office:value="14318917">
            <text:p>14318917</text:p>
          </table:table-cell>
          <table:table-cell office:value-type="float" office:value="-0.715599636236827">
            <text:p>-0,7155996362</text:p>
          </table:table-cell>
          <table:table-cell office:value-type="string">
            <text:p>Sie müssen in Europa vor Gericht gehen, um schlechte Worte anzusprechen? Nur in Europa ...</text:p>
          </table:table-cell>
          <table:table-cell table:number-columns-repeated="2"/>
        </table:table-row>
        <table:table-row table:style-name="ro2">
          <table:table-cell office:value-type="float" office:value="14318886">
            <text:p>14318886</text:p>
          </table:table-cell>
          <table:table-cell office:value-type="float" office:value="-0.913719038168589">
            <text:p>-0,9137190382</text:p>
          </table:table-cell>
          <table:table-cell office:value-type="string">
            <text:p>öffentlich zugängiger Computer <text:s/>plus ungesichertem Facebookzugang? Über wie viel Dummheit reden wir hier eigentlich, bzw. <text:s/>wie sehr will der Wirt die Leute für dumm verkaufen? </text:p>
          </table:table-cell>
          <table:table-cell table:number-columns-repeated="2"/>
        </table:table-row>
        <table:table-row table:style-name="ro5">
          <table:table-cell office:value-type="float" office:value="14318880">
            <text:p>14318880</text:p>
          </table:table-cell>
          <table:table-cell office:value-type="float" office:value="-0.862381458282471">
            <text:p>-0,8623814583</text:p>
          </table:table-cell>
          <table:table-cell office:value-type="string">
            <text:p>Der arme Gastwirt. Jetzt hat er so viel Unbill erleiden müssen. Was hat er denn gemacht? Die paar H*ssmails. Dann auch noch gegen eine Frau. Ich meine, das ist doch echt nichts. Anstatt dass sie es bescheiden schluckt.... Nein, dann muss sie auch noch dagegen angehen. Was er da jetzt alles erleiden musste. Leute, die mit dem Finger auf ihn zeigen. Gerichtsverfahren....</text:p>
            <text:p/>
            <text:p>Schlimme Zeiten sind das. Früher (also so um 1400 herum) war eben doch alles besser.</text:p>
          </table:table-cell>
          <table:table-cell table:number-columns-repeated="2"/>
        </table:table-row>
        <table:table-row table:style-name="ro6">
          <table:table-cell office:value-type="float" office:value="14318846">
            <text:p>14318846</text:p>
          </table:table-cell>
          <table:table-cell office:value-type="float" office:value="-0.892282088597616">
            <text:p>-0,8922820886</text:p>
          </table:table-cell>
          <table:table-cell office:value-type="string">
            <text:p>Ich habe noch nie in einer Gaststätte einen öffentlich zugänglichen Computer gesehen. Und dann noch mit einem Zugang zu einem Facebook-Konto. Dass eine solch absurde Behauptung dazu führt, dass das Opfer selbst zum Täter gemacht wird, zeigt, wie absurd manche Gerichte urteilen. Merken die das nicht selbst?</text:p>
            <text:p/>
          </table:table-cell>
          <table:table-cell table:number-columns-repeated="2"/>
        </table:table-row>
        <table:table-row table:style-name="ro2">
          <table:table-cell office:value-type="float" office:value="14318818">
            <text:p>14318818</text:p>
          </table:table-cell>
          <table:table-cell office:value-type="float" office:value="-0.906835714975993">
            <text:p>-0,906835715</text:p>
          </table:table-cell>
          <table:table-cell office:value-type="string">
            <text:p>Der Wirt hat offenbar ein sehr seltsames Verhältnis zur Wahrheit. Oder ist wirklich so dämlich wie er vorgibt. Lebensmittel würde ich bei so jemandem nicht kaufen.</text:p>
          </table:table-cell>
          <table:table-cell table:number-columns-repeated="2"/>
        </table:table-row>
        <table:table-row table:style-name="ro2">
          <table:table-cell office:value-type="float" office:value="14318771">
            <text:p>14318771</text:p>
          </table:table-cell>
          <table:table-cell office:value-type="float" office:value="-0.861611366271973">
            <text:p>-0,8616113663</text:p>
          </table:table-cell>
          <table:table-cell office:value-type="string">
            <text:p>Der europäische Gerichtshof für Menschenrechte hat keine sofortige Freilassung verfügt? Hat nicht die Obrigkeit von <text:s/>Dubai aufgefordert sie mit viel Geld auszustatten, sie dann nach Freilassung sofort auf Kosten von Dubai ausreisen zu lassen . Was ist dort nur los. Man braucht dich nicht zu wundern, wenn Urteile negiert werden , da man mit zweierlei Maß urteilt. Bilder ohne Worte .</text:p>
          </table:table-cell>
          <table:table-cell table:number-columns-repeated="2"/>
        </table:table-row>
        <table:table-row table:style-name="ro2">
          <table:table-cell office:value-type="float" office:value="14318770">
            <text:p>14318770</text:p>
          </table:table-cell>
          <table:table-cell office:value-type="float" office:value="-0.863783121109009">
            <text:p>-0,8637831211</text:p>
          </table:table-cell>
          <table:table-cell office:value-type="string">
            <text:p>In vielen Ländern der westlichen Welt ist Einsperren eine schwere Straftat. Papa sollte international angezeigt werden und kann sich dann in vielen Ländern nicht mehr blicken lassen, ohne einen Haftbefehl zu riskieren. Wäre dann auch in der Sphäre seiner archaischen Lebensweise eingesperrt. Wäre gerecht! Geht das? Ich möchte so eine Person hier jedenfalls nicht als Touristen haben.</text:p>
          </table:table-cell>
          <table:table-cell table:number-columns-repeated="2"/>
        </table:table-row>
        <table:table-row table:style-name="ro2">
          <table:table-cell office:value-type="float" office:value="14318767">
            <text:p>14318767</text:p>
          </table:table-cell>
          <table:table-cell office:value-type="float" office:value="-0.895485083262126">
            <text:p>-0,8954850833</text:p>
          </table:table-cell>
          <table:table-cell office:value-type="string">
            <text:p>Von seitens der bundesdeutschen Politik, von Vertretern der Bundesrepublik aus CDU, SPD und Grüne keine Verurteilungen <text:s/>, keine Sanktionen gegen dieses Königshaus , nichts , auch von seitens der EU Obrigkeit unter Federführung von Frau v.d. Leyen , CDU , wegen Menschenrechtsverletzungen. Bilder ohne Worte . Kommt da noch was ? Wie Abbruch der wirtschaftlichen, politischen , touristischen Beziehungen ? Oder kommt nichts, weil es ja nicht RU betrifft ? </text:p>
          </table:table-cell>
          <table:table-cell table:number-columns-repeated="2"/>
        </table:table-row>
        <table:table-row table:style-name="ro6">
          <table:table-cell office:value-type="float" office:value="14318451">
            <text:p>14318451</text:p>
          </table:table-cell>
          <table:table-cell office:value-type="float" office:value="-0.901046852270762">
            <text:p>-0,9010468523</text:p>
          </table:table-cell>
          <table:table-cell office:value-type="string">
            <text:p>Wer sich fragt, woher der Gedanke „es liegt in Gottes Hand“ kommen mag......wenn man hier so manche Kommentare liest, wäre man froh, wenn wir uns alle auf diesen Satz einigen könnten. Die Spekulationen, ob er es nun verdient hat, er kein würdiges Leben mehr führen kann, evt. die Impfung Schuld ist.....einfach unerträglich!</text:p>
            <text:p>Ich wünsche ihm gute Besserung!</text:p>
          </table:table-cell>
          <table:table-cell table:number-columns-repeated="2"/>
        </table:table-row>
        <table:table-row table:style-name="ro2">
          <table:table-cell office:value-type="float" office:value="14317890">
            <text:p>14317890</text:p>
          </table:table-cell>
          <table:table-cell office:value-type="float" office:value="-0.822664737701416">
            <text:p>-0,8226647377</text:p>
          </table:table-cell>
          <table:table-cell office:value-type="string">
            <text:p>An Amerika kann man ermessen, wie armselig die Impfsituation in Deutschland und der EU ist, die unfähige Politiker zu verantworten haben. Wenn die EU und Deutschland so weiter machten wie bisher, werden wir rd. 10% der Bevölkerung geimpft haben, während Amerika durchgesumpft sein wird. Man kann nur hoffen, dass die Menschen dieses Extremversagen bei den kommenden Wahlen berücksichtigen.</text:p>
          </table:table-cell>
          <table:table-cell table:number-columns-repeated="2"/>
        </table:table-row>
        <table:table-row table:style-name="ro2">
          <table:table-cell office:value-type="float" office:value="14317835">
            <text:p>14317835</text:p>
          </table:table-cell>
          <table:table-cell office:value-type="float" office:value="-0.935490230719248">
            <text:p>-0,9354902307</text:p>
          </table:table-cell>
          <table:table-cell office:value-type="string">
            <text:p>Was soll falsch sein am Impfprotektionismus? Pandemie ist wie Krieg und die beste Waffe dagegen ist das Impfen. Die Bürger der EU sind nicht in de Lage, lange die AHA Regeln oder eine Shutdown zu ertragen. Man fühlt sich eingesperrt. Oh nein ich darf nicht ins Restaurant. </text:p>
          </table:table-cell>
          <table:table-cell table:number-columns-repeated="2"/>
        </table:table-row>
        <table:table-row table:style-name="ro6">
          <table:table-cell office:value-type="float" office:value="14317344">
            <text:p>14317344</text:p>
          </table:table-cell>
          <table:table-cell office:value-type="float" office:value="-0.923996090888977">
            <text:p>-0,9239960909</text:p>
          </table:table-cell>
          <table:table-cell office:value-type="string">
            <text:p>Es ist für mich unbegreiflich, wie es irgendjemand als normal empfindet, dass sich ein Konzern mit dem Wasser, der Erde oder der Luft unseres Planeten bereichert. Das ist ein absolut kranker Auswuchs des Kapitalismus.</text:p>
            <text:p>Und ich rede nicht von irgendwelchen Wässerchen für reiche Degenerierte, wie Pellegrino, sondern von ganzen Regionen in denen diese Konzerne sich Mithilfe korrupter Politiker ein Monopol auf die Trinkwasserversorgung gesichert haben. Das gehört verboten! </text:p>
          </table:table-cell>
          <table:table-cell table:number-columns-repeated="2"/>
        </table:table-row>
        <table:table-row table:style-name="ro2">
          <table:table-cell office:value-type="float" office:value="14317327">
            <text:p>14317327</text:p>
          </table:table-cell>
          <table:table-cell office:value-type="float" office:value="-0.929754217465719">
            <text:p>-0,9297542175</text:p>
          </table:table-cell>
          <table:table-cell office:value-type="string">
            <text:p>"Wassergeschäft"... Nestlé ist einer der wi.der.lichsten Auswüchse des Kapitalismus unserer Zeit. Wenn es in irgendeiner Form mit Nestlé zu tun hat kauf ich es nicht. Schon seit Jahren. Eine ek,elh.afte Pe'st, dieser Konzern. </text:p>
          </table:table-cell>
          <table:table-cell table:number-columns-repeated="2"/>
        </table:table-row>
        <table:table-row table:style-name="ro10">
          <table:table-cell office:value-type="float" office:value="14317297">
            <text:p>14317297</text:p>
          </table:table-cell>
          <table:table-cell office:value-type="float" office:value="-0.862861434618632">
            <text:p>-0,8628614346</text:p>
          </table:table-cell>
          <table:table-cell office:value-type="string">
            <text:p>Ich frage mich sehr oft, was ist der Sinn solcher Artikel.</text:p>
            <text:p>Die Meinung?</text:p>
            <text:p>Die Bühne?</text:p>
            <text:p>Clickbaiting?</text:p>
            <text:p/>
            <text:p>Sie sind so erkennbar polarisierend, die Diskussion wird zu keinem Ende führen.</text:p>
            <text:p>Geht es um Traffic?</text:p>
            <text:p/>
            <text:p>Journalistisch unterste Kante.</text:p>
            <text:p/>
            <text:p>Ich würde solche Artikel gerne mal mit Henri Nannen oder Augstein himself besprechen.</text:p>
            <text:p/>
            <text:p>Meine Vermutung, mit solchen Artikeln wäre man früher rausgeflogen.</text:p>
          </table:table-cell>
          <table:table-cell table:number-columns-repeated="2"/>
        </table:table-row>
        <table:table-row table:style-name="ro8">
          <table:table-cell office:value-type="float" office:value="14317290">
            <text:p>14317290</text:p>
          </table:table-cell>
          <table:table-cell office:value-type="float" office:value="-0.890717029571533">
            <text:p>-0,8907170296</text:p>
          </table:table-cell>
          <table:table-cell office:value-type="string">
            <text:p>Die „Weiß-Deutschen“, Herr Lobo? Gehts noch? Sie zählen die Hanau-Opfer namentlich auf. Können Sie die 12 Opfer vom <text:s/>Breitscheidplatz in 2016 auch namentlich nennen? </text:p>
            <text:p/>
            <text:p>Und wie finden Sie „Kartoffel“ als wenig liebevoll gemeintes Label für die Deutschen von Menschen mit ursprünglich</text:p>
            <text:p>anderen Wurzeln? Rassistisch? Mindestens aber doch wohl entwertend. Ich möchte jedenfalls so nicht bezeichnet werden! Und schon gar nicht als „Nazi“, was sich leider häufig Behördenmitarbeiter/Sanitäter/Polizisten etc. bei nötigem Einschreiten anhören und gefallen lassen müssen.</text:p>
            <text:p>Vielleicht wäre die Wut darüber auch mal eine Kolumne wert?</text:p>
            <text:p/>
            <text:p>Rassismus ist ebenso wie Sexismus u.ä. zu verurteilen. keine Frage. Dabei aber die große deutsche „WeißMehrheit“ (pffftt!) ohne derlei Tendenzen anzuerkennen, fällt <text:s/>weitgehend unter Ihren AnschuldigungsTisch. </text:p>
            <text:p>Das NERVT! Und ist nicht stimmig.</text:p>
          </table:table-cell>
          <table:table-cell table:number-columns-repeated="2"/>
        </table:table-row>
        <table:table-row table:style-name="ro2">
          <table:table-cell office:value-type="float" office:value="14317285">
            <text:p>14317285</text:p>
          </table:table-cell>
          <table:table-cell office:value-type="float" office:value="-0.776676078637441">
            <text:p>-0,7766760786</text:p>
          </table:table-cell>
          <table:table-cell office:value-type="string">
            <text:p>Dtruktureller Rassismus Ausgrenzung!</text:p>
          </table:table-cell>
          <table:table-cell table:number-columns-repeated="2"/>
        </table:table-row>
        <table:table-row table:style-name="ro7">
          <table:table-cell office:value-type="float" office:value="14317238">
            <text:p>14317238</text:p>
          </table:table-cell>
          <table:table-cell office:value-type="float" office:value="-0.82865047454834">
            <text:p>-0,8286504745</text:p>
          </table:table-cell>
          <table:table-cell office:value-type="string">
            <text:p>Herr Lobo, würden sie einen solchen Text, mit einer solchen Wortwahl auch am Jahrestag des Anschlages auf den Breitscheidplatz schreiben? Würden sie darin wie hier auch ganze Bevölkerungsgruppen undifferenziert ansprechen? </text:p>
            <text:p>Nein? </text:p>
            <text:p>Warum nicht? </text:p>
            <text:p>Ich sage es ihnen, weil sie wichten! Weil es viel leichter für sie, ist in ihrem Kopf Menschen und Ereignisse einzuordenen in gut, böse und verdrängt...</text:p>
            <text:p><text:s/>JEDES Opfer eines Anschlages ist eines zu viel!!! </text:p>
            <text:p>Und solange sie nicht jedem Anschlag, egal von wem er ausgeführt wurde, mit solch einem Text gedenken und mahnen, sind sie einfach nicht glaubwürdig und erweisen ihrer Sache einen Bärendienst... </text:p>
            <text:p>Denn letztendlich laufen in ihrem Kopf die gleichen Denkabläufe ab, wie bei einem Rassisten - nur eben mit einer andere Art von FREMD... </text:p>
          </table:table-cell>
          <table:table-cell table:number-columns-repeated="2"/>
        </table:table-row>
        <table:table-row table:style-name="ro3">
          <table:table-cell office:value-type="float" office:value="14317196">
            <text:p>14317196</text:p>
          </table:table-cell>
          <table:table-cell office:value-type="float" office:value="-0.821404079596202">
            <text:p>-0,8214040796</text:p>
          </table:table-cell>
          <table:table-cell office:value-type="string">
            <text:p>Sorry ich bin Deutscher in Deutschland.</text:p>
            <text:p/>
            <text:p>Und ich finde das Deutschland Deutschland bleiben sollte.</text:p>
            <text:p>Wir „alten“ Deutschen - ich bin 62 - und nicht die Migranten haben Deutschland nach 45 zum heutigen Deutschland gemacht. Migranten setzen sich doch nur - aus meiner Sicht - ins gemachte Nest OHNE ihren notwendigen Teil beizutragen. Und wer ehrlich zu sich ist sieht das auch, Tag für Tag.</text:p>
            <text:p/>
            <text:p>Rüdiger von Stetten</text:p>
          </table:table-cell>
          <table:table-cell table:number-columns-repeated="2"/>
        </table:table-row>
        <table:table-row table:style-name="ro2">
          <table:table-cell office:value-type="float" office:value="14317180">
            <text:p>14317180</text:p>
          </table:table-cell>
          <table:table-cell office:value-type="float" office:value="-0.897052526473999">
            <text:p>-0,8970525265</text:p>
          </table:table-cell>
          <table:table-cell office:value-type="string">
            <text:p>Wenn wir nicht gegenseitig unsere Realitäten anerkennen - von Farbigen, die sich ständig schikaniert fühlen, und von weißen, die sich ungerecht als Rassist beleidigt fühlen - werden wir bezüglich systemischen Rassismus niemals weiterkommen in diesem Land.</text:p>
          </table:table-cell>
          <table:table-cell table:number-columns-repeated="2"/>
        </table:table-row>
        <table:table-row table:style-name="ro4">
          <table:table-cell office:value-type="float" office:value="14317179">
            <text:p>14317179</text:p>
          </table:table-cell>
          <table:table-cell office:value-type="float" office:value="-0.835102399190267">
            <text:p>-0,8351023992</text:p>
          </table:table-cell>
          <table:table-cell office:value-type="string">
            <text:p>"Natürlich ist auch Unfug, die migrantisch geprägten Teile der Gesellschaft als monolithischen Block zu betrachten..." </text:p>
            <text:p/>
            <text:p>Eben. </text:p>
            <text:p>Und die einen mag man mehr und andere eben weniger - genau wie bei den von Ihnen als knalldeutschen betitulierten Weißen. Die Kriterien sind dabei höchst iindividuell und lassen sich nicht verordnen, ob das den Gleichmachern nun passt oder nicht. </text:p>
            <text:p>Mit dem berüchtigten 'strukturell' hat das übrigens genau nichts zu tun.</text:p>
          </table:table-cell>
          <table:table-cell table:number-columns-repeated="2"/>
        </table:table-row>
        <table:table-row table:style-name="ro2">
          <table:table-cell office:value-type="float" office:value="14317119">
            <text:p>14317119</text:p>
          </table:table-cell>
          <table:table-cell office:value-type="float" office:value="-0.916375776131948">
            <text:p>-0,9163757761</text:p>
          </table:table-cell>
          <table:table-cell office:value-type="string">
            <text:p>Weissdeutscher? <text:s/>Sorry, ich höre dieses Wort zum ersten Mal. Was soll das? Auf google ist das Wort nicht bekannt. Will Herr Lobo einen Rassisten so zur Besinnung bringen. Eher kommen bei mir -normaler Bürger der hier Steuern zahlt -rassistische Gefühle hoch, wenn ich das Wort Weissdeutscher höre. Weissschweizer, Weissfranzose, bloss Weissrusse da wird es dann sicher ideologisch. </text:p>
          </table:table-cell>
          <table:table-cell table:number-columns-repeated="2"/>
        </table:table-row>
        <table:table-row table:style-name="ro2">
          <table:table-cell office:value-type="float" office:value="14317108">
            <text:p>14317108</text:p>
          </table:table-cell>
          <table:table-cell office:value-type="float" office:value="-0.816261092821757">
            <text:p>-0,8162610928</text:p>
          </table:table-cell>
          <table:table-cell office:value-type="string">
            <text:p>Uiuiui, das mit der weissdeutschen Identität finde ich einen sehr problematischen Begriff. Deutsche haben grundsätzlich ein Problem mit Ihrer Identität. Wir haben jahrzehntelang damit gehadert, fixierten das Gute an uns an "Made in West-Germany" . Umgang mit "Ausländern" war aber ein Klassenproblem - und ich behaupte das es das auch heute noch ist. Viele Kleinstädte sind zudem nicht mehr deutsch geprägt, da sind Deutsche die Minderheit, da hat die Stadtplanung und Einbürgerung früher ein Riesenproblem kreiert. Und dann muss man ja auch sagen, das wir nicht besonders wählerisch sind in puncto Zuwanderung. Meistens am unteren Rand des Existenz Minimums. Nur sehr wenige schaffen den Aufstieg, haben Hochschulabschlüsse usw. Vermehrt gibt es auch soziale Probleme bei den Weissdeutschen. Schlechte Schulausbildung, keine Perspektiven, da sind die Rechtsaussen-Gruppen ein Symbol von Stärke und Widerstand. Also, ich glaube das man einfach akzeptieren muss, das egal wo soziale Brennpunkte sind, es zu Konflikten kommt. Bin auch ziemlich ratlos, wie man aus diesem Moloch an nicht vorhandener Bildung, Chancen und sozialer Probleme eine. Perspektive reinkriegen will. </text:p>
          </table:table-cell>
          <table:table-cell table:number-columns-repeated="2"/>
        </table:table-row>
        <table:table-row table:style-name="ro6">
          <table:table-cell office:value-type="float" office:value="14317083">
            <text:p>14317083</text:p>
          </table:table-cell>
          <table:table-cell office:value-type="float" office:value="-0.816172500451406">
            <text:p>-0,8161725005</text:p>
          </table:table-cell>
          <table:table-cell office:value-type="string">
            <text:p>Im August fahre ich wieder 3 Wochen nach Sylt. Dort komme ich als Weissdeutscher an und wenn das Wetter mitspielt, kehre ich als Braundeutscher zurück.</text:p>
            <text:p>Zu Hause warten dann schon viele Knalldeutsche auf mich, Herr Lobo ist leider nicht dabei.</text:p>
          </table:table-cell>
          <table:table-cell table:number-columns-repeated="2"/>
        </table:table-row>
        <table:table-row table:style-name="ro2">
          <table:table-cell office:value-type="float" office:value="14317066">
            <text:p>14317066</text:p>
          </table:table-cell>
          <table:table-cell office:value-type="float" office:value="-0.80777895450592">
            <text:p>-0,8077789545</text:p>
          </table:table-cell>
          <table:table-cell office:value-type="string">
            <text:p>Oh da hat sich also jemand, abgesehen davon, dass es nichtmal in Deutschland war, die Mühe gemacht den Seifenspender so zu programmieren, dass der nur weiße Hände erkennt. Respekt, ist das schon KI?</text:p>
          </table:table-cell>
          <table:table-cell table:number-columns-repeated="2"/>
        </table:table-row>
        <table:table-row table:style-name="ro2">
          <table:table-cell office:value-type="float" office:value="14317065">
            <text:p>14317065</text:p>
          </table:table-cell>
          <table:table-cell office:value-type="float" office:value="-0.900229612986247">
            <text:p>-0,900229613</text:p>
          </table:table-cell>
          <table:table-cell office:value-type="string">
            <text:p>Quatsch ,diese (verständliche)Wut gibt es schon seit mindestens Mitte der Neunziger nur hat’s niemand interessiert und auch hier wird das Thema wieder nur 4 Wochen lang durchgetreten,Absolution durchs drüber reden , bis die nächste Schlagzeile kommt. Nichts wird sich groß ändern in der nächsten Zeit,leider. </text:p>
          </table:table-cell>
          <table:table-cell table:number-columns-repeated="2"/>
        </table:table-row>
        <table:table-row table:style-name="ro6">
          <table:table-cell office:value-type="float" office:value="14317057">
            <text:p>14317057</text:p>
          </table:table-cell>
          <table:table-cell office:value-type="float" office:value="-0.783661305904388">
            <text:p>-0,7836613059</text:p>
          </table:table-cell>
          <table:table-cell office:value-type="string">
            <text:p>Unabhängig davon, dass es Rassismus gibt und ich diesen ablehne, finde ich diese Beitrag sehr schwurbelig - und auch an einigen Stellen arg konstruiert. </text:p>
            <text:p>Wo hat denn die „Weißdeutsche Mehrheit“ mit Nazis gegen Corona demonstriert ? </text:p>
          </table:table-cell>
          <table:table-cell table:number-columns-repeated="2"/>
        </table:table-row>
        <table:table-row table:style-name="ro2">
          <table:table-cell office:value-type="float" office:value="14317047">
            <text:p>14317047</text:p>
          </table:table-cell>
          <table:table-cell office:value-type="float" office:value="-0.807191530863444">
            <text:p>-0,8071915309</text:p>
          </table:table-cell>
          <table:table-cell office:value-type="string">
            <text:p>Immer diese allgemeinen Schuldzuweisungen an die "Mehrheitsgesellschaft". 99% der "Weißdeutschen", wie Herr Lobo sie hier diffamierend nennt, trägt keine Schuld an der migrantischen Wut. Wir tun in Wirklichkeit nichts anderes als in Frieden unseren Alltag bestreiten...ich finde es auch schade, dass manche Menschen noch gedanklich im Anfang des 20. Jahrhunderts hängen...aber ich bin nicht verantworlich dafür, dass diese ihre Meinung ändern. Und wütend sind in Deutschland eine Menge Leute, aus den verschiedensten Gründen. </text:p>
          </table:table-cell>
          <table:table-cell table:number-columns-repeated="2"/>
        </table:table-row>
        <table:table-row table:style-name="ro2">
          <table:table-cell office:value-type="float" office:value="14317035">
            <text:p>14317035</text:p>
          </table:table-cell>
          <table:table-cell office:value-type="float" office:value="-0.881939113140106">
            <text:p>-0,8819391131</text:p>
          </table:table-cell>
          <table:table-cell office:value-type="string">
            <text:p>Die Wortwahl ist dem Thema nicht angemessen. Extremismus führt immer zu Gewalt <text:s/>und das fängt mit der Wortwahl an und kann in Mord enden.</text:p>
          </table:table-cell>
          <table:table-cell table:number-columns-repeated="2"/>
        </table:table-row>
        <table:table-row table:style-name="ro2">
          <table:table-cell office:value-type="float" office:value="14317030">
            <text:p>14317030</text:p>
          </table:table-cell>
          <table:table-cell office:value-type="float" office:value="-0.804063240687052">
            <text:p>-0,8040632407</text:p>
          </table:table-cell>
          <table:table-cell office:value-type="string">
            <text:p>Lobo, normalerweise bin ich immer bei Ihnen, heute mal nicht. Sie haben ja Recht, nur gefällt mir die Wortwahl gar nicht. Knalldeutsche, weißdeutsch, ich weiß ja nicht. Ich kann mir schon vorstellen, was Sie vorhatten, die weißdeutsche Wut ist Ihnen sicher. Aber das Thema ist einfach zu ernst. </text:p>
          </table:table-cell>
          <table:table-cell table:number-columns-repeated="2"/>
        </table:table-row>
        <table:table-row table:style-name="ro7">
          <table:table-cell office:value-type="float" office:value="14317028">
            <text:p>14317028</text:p>
          </table:table-cell>
          <table:table-cell office:value-type="float" office:value="-0.823295931021372">
            <text:p>-0,823295931</text:p>
          </table:table-cell>
          <table:table-cell office:value-type="string">
            <text:p>Welche migrantische Wut, bitte?</text:p>
            <text:p/>
            <text:p>Ich sehe hier eher eine nichtmigrantische Wut!</text:p>
            <text:p/>
            <text:p>Für die christlichen Einheimischen sind die hohen Feiertage im letzten und wohl auch in diesem Jahr ausgefallen.</text:p>
            <text:p/>
            <text:p>Im Gegensatz dazu werden die harten Lockdowns 2020 und 2021 im Frühjahr pünktlich vor Ramadan zu Ende sein.</text:p>
          </table:table-cell>
          <table:table-cell table:number-columns-repeated="2"/>
        </table:table-row>
        <table:table-row table:style-name="ro2">
          <table:table-cell office:value-type="float" office:value="14317025">
            <text:p>14317025</text:p>
          </table:table-cell>
          <table:table-cell office:value-type="float" office:value="-0.80789719025294">
            <text:p>-0,8078971903</text:p>
          </table:table-cell>
          <table:table-cell office:value-type="string">
            <text:p>„Weissdeutsch“...mehr Verallgemeinerung eines vielschichtigen Problems geht gar nicht </text:p>
          </table:table-cell>
          <table:table-cell table:number-columns-repeated="2"/>
        </table:table-row>
        <table:table-row table:style-name="ro4">
          <table:table-cell office:value-type="float" office:value="14317014">
            <text:p>14317014</text:p>
          </table:table-cell>
          <table:table-cell office:value-type="float" office:value="-0.864437997341156">
            <text:p>-0,8644379973</text:p>
          </table:table-cell>
          <table:table-cell office:value-type="string">
            <text:p>Nicht nur die migrantische Wut - sondern KEINE Wut sollte ignoriert werden. </text:p>
            <text:p>Schuldzuweisungen helfen da gar nicht weiter, erzeugen eher Trotzreaktionen.</text:p>
            <text:p>Vielleicht können wir Deutsche und Eingedeutschte die Migranten mit der Zeit integrieren (mit viel Anstrengung auf beiden Seiten). </text:p>
            <text:p>Was dabei aber gar nicht hilfreich - sondern für viele beängstigend ist - wäre ein anhaltend starker Druck durch weitere illegale Einwanderung oder staatliche Resignation bei Integrationsverweigerung. </text:p>
            <text:p/>
          </table:table-cell>
          <table:table-cell table:number-columns-repeated="2"/>
        </table:table-row>
        <table:table-row table:style-name="ro9">
          <table:table-cell office:value-type="float" office:value="14316969">
            <text:p>14316969</text:p>
          </table:table-cell>
          <table:table-cell office:value-type="float" office:value="-0.880257149537404">
            <text:p>-0,8802571495</text:p>
          </table:table-cell>
          <table:table-cell office:value-type="string">
            <text:p>Herr Lobo - letzter Artikel, den ich von Ihnen lesen werde! Ich hoffe es lebt sich gut mit dem Geld, dass Sie von Spiegel Online bekommen für solche reißerischen und spalterischen Artikel..."Knalldeutsch", "weißdeutsch"...geht's eigentlich noch?</text:p>
            <text:p/>
            <text:p>Zum Thema: Wie auch viele andere geschrieben haben. Natürlich ist das Attentat traurig und natürlich dürfen die Hinterbliebenen wütend auf den Täter und von mir aus auch auf die Gesellschaft sein! Gleiches gilt auch für alle anderen Opfer von Attentätern, ganz egal aus welcher Richtung kommend. Wie z.B. auch das Attentat am Breitscheidplatz - mit der wirklich beschämenden Reaktion unserer Regierung...</text:p>
            <text:p/>
          </table:table-cell>
          <table:table-cell table:number-columns-repeated="2"/>
        </table:table-row>
        <table:table-row table:style-name="ro2">
          <table:table-cell office:value-type="float" office:value="14316948">
            <text:p>14316948</text:p>
          </table:table-cell>
          <table:table-cell office:value-type="float" office:value="-0.645291030406952">
            <text:p>-0,6452910304</text:p>
          </table:table-cell>
          <table:table-cell office:value-type="string">
            <text:p>Jetzt sollen wir wieder alle daran schuld sein. Aber andersherum sind es immer "Einzeltaten, die man nicht verallgemeinern darf". Herr Lobo, in Ihrer Blase werden Ihnen alle recht geben. Aber außerhalb dieser werden Sie mit dieser Doppelzüngigkeit bzw. dem mit zweierlei Maß messen niemanden mehr zum Nachdenken bringen. Weil Sie einfach nicht aufrichtig sind.</text:p>
          </table:table-cell>
          <table:table-cell table:number-columns-repeated="2"/>
        </table:table-row>
        <table:table-row table:style-name="ro6">
          <table:table-cell office:value-type="float" office:value="14316939">
            <text:p>14316939</text:p>
          </table:table-cell>
          <table:table-cell office:value-type="float" office:value="-0.874270538489024">
            <text:p>-0,8742705385</text:p>
          </table:table-cell>
          <table:table-cell office:value-type="string">
            <text:p>"Migrant" - ein schreckliches Wort und ehrlich gesagt, weigere ich mich <text:s/>die große Mehrzahl der hier Eingewanderten so zu bezeichnen. Dazu geben sie sich zu viel Mühe, sind zu freundlich und respektvoll. Es geht um eine kleine Gruppe, die auch nicht als "Rasse" zu einzugrenzen ist - nachdem ich vor einiger Zeit sogar christliche Araberinnen in Dirndls gesehen habe oder ich mit Vietnamesen Tennis spiele oder ein Kollege aus Kamerun in breitem Bairisch redet. </text:p>
            <text:p/>
          </table:table-cell>
          <table:table-cell table:number-columns-repeated="2"/>
        </table:table-row>
        <table:table-row table:style-name="ro2">
          <table:table-cell office:value-type="float" office:value="14316935">
            <text:p>14316935</text:p>
          </table:table-cell>
          <table:table-cell office:value-type="float" office:value="-0.812147716681162">
            <text:p>-0,8121477167</text:p>
          </table:table-cell>
          <table:table-cell office:value-type="string">
            <text:p>"...steht hinter »Hass im Netz« eigentlich eine Trias der Menschenfeindlichkeit, bestehend aus Sexismus, Antisemitismus und Rassismus." Das ist für mich der casus knaxus. "Hass im Netz" entpuppt sich so gesehen als Euphemismus und Beruhigungspille. Es gibt nicht die hasserfüllte Gefühlsaufwallung, sondern es handelt sich um systematische, berechnende Attacken eines Netzwerks, die sich als Emotion tarnen. Genau deshalb gibt es auch keine verwirrten Einzeltäter, sondern das kalkulierte Ergebnis von organisierten Kampagnen mit Vernichtungswillen.</text:p>
          </table:table-cell>
          <table:table-cell table:number-columns-repeated="2"/>
        </table:table-row>
        <table:table-row table:style-name="ro4">
          <table:table-cell office:value-type="float" office:value="14316934">
            <text:p>14316934</text:p>
          </table:table-cell>
          <table:table-cell office:value-type="float" office:value="-0.756138463815053">
            <text:p>-0,7561384638</text:p>
          </table:table-cell>
          <table:table-cell office:value-type="string">
            <text:p>"Wäre ähnlich irritierend auch bei Opfern mit den Namen Schmidt, Meier, Steinhausen ermittelt worden? Es ist gar nicht so wichtig, wie man diese Mutmaßung beantwortet. Allein, dass die Frage sich derart aufdrängt und dass so viele ..... <text:s/>von dieser Benachteiligung überzeugt sind, deutet auf ein unterschätztes Massengefühl hin: eine migr@ntische Wut."</text:p>
            <text:p/>
            <text:p>Selbstverständlich ist das wichtig. Denn wäre es der Fall, wäre die Wut berchtigt, im anderen Fall aber nicht. Und die Frage "drängt" sich auch nur auf, wenn man irgendwelche Belege dafür hat. Alles andere ist persönliche Betroffenheit, die sich ein Ventil sucht. Verständlich, aber nicht per se gerechtfertigt.</text:p>
            <text:p/>
            <text:p>Dieses Mal hat der Autor leider die elementarsten Grundsätze der begründeten Plausibilität auf dem Altar der semantischen Effekte geøpfert. Schade drum.</text:p>
          </table:table-cell>
          <table:table-cell table:number-columns-repeated="2"/>
        </table:table-row>
        <table:table-row table:style-name="ro2">
          <table:table-cell office:value-type="float" office:value="14316933">
            <text:p>14316933</text:p>
          </table:table-cell>
          <table:table-cell office:value-type="float" office:value="-0.885594228903453">
            <text:p>-0,8855942289</text:p>
          </table:table-cell>
          <table:table-cell office:value-type="string">
            <text:p>Jeglicher Terrorismus ist zu verurteilen, ungeachtet von welcher Seite er kommt. Das gegeneinander Ausspielen von Opfern bringt meines Erachtens gar nichts und verschärft die Konflikte nur noch. Wer im Zusammenhang mit Hanau "migran tische Wut" fordert, der müsste dann auch konsequenterweise deut sche Wut nach z.B. dem Vorfall am Breitscheidplatz verlangen. Mit Wut wird eine Gesellschaft aber niemals besser. <text:s/></text:p>
          </table:table-cell>
          <table:table-cell table:number-columns-repeated="2"/>
        </table:table-row>
        <table:table-row table:style-name="ro2">
          <table:table-cell office:value-type="float" office:value="14316928">
            <text:p>14316928</text:p>
          </table:table-cell>
          <table:table-cell office:value-type="float" office:value="-0.848572353521983">
            <text:p>-0,8485723535</text:p>
          </table:table-cell>
          <table:table-cell office:value-type="string">
            <text:p>JEDER Terrorismus ist zu verurteilen, ungeachtet von welcher Seite er kommt. Das gegeneinander Ausspielen von Opfern bringt meines Erachtens gar nichts und verschärft die Konflikte nur noch. Wer im Zusammenhang mit Hanau "migrantische Wut" fordert, der müsste dann auch konsequenterweise deutsche Wut nach z.B. dem Vorfall am Breitscheidplatz verlangen. Mit Wut wird eine Gesellschaft aber niemals besser. <text:s/></text:p>
          </table:table-cell>
          <table:table-cell table:number-columns-repeated="2"/>
        </table:table-row>
        <table:table-row table:style-name="ro4">
          <table:table-cell office:value-type="float" office:value="14316918">
            <text:p>14316918</text:p>
          </table:table-cell>
          <table:table-cell office:value-type="float" office:value="-0.845492561658224">
            <text:p>-0,8454925617</text:p>
          </table:table-cell>
          <table:table-cell office:value-type="string">
            <text:p>"Weißdeutsche Mehrheitsgesellschaft" - wer sich angesprochen fühlt ist doch nur ein Opfer von Rassismus.</text:p>
            <text:p/>
            <text:p>Ich fühle mich nicht angesprochen und vielleicht sollten das Andere auch mal tun. </text:p>
            <text:p/>
            <text:p>Kleinkindern rät man doch auch "Wenn der dich ärgert, einfach ignorieren! Wenn der merkt, dass du dich nicht ärgerst dann hört der bald auf!"</text:p>
          </table:table-cell>
          <table:table-cell table:number-columns-repeated="2"/>
        </table:table-row>
        <table:table-row table:style-name="ro2">
          <table:table-cell office:value-type="float" office:value="14316878">
            <text:p>14316878</text:p>
          </table:table-cell>
          <table:table-cell office:value-type="float" office:value="-0.832250674565633">
            <text:p>-0,8322506746</text:p>
          </table:table-cell>
          <table:table-cell office:value-type="string">
            <text:p>Man koennte aber ebenso auch einen Artikel schreiben, der genau das Gegenteil betrachtet und die andere Seite beleuchtet. Clankriminalitaet, Islamismus und Terrorismus werden immer noch verniedlicht und fast nicht thematisiert - ich habe uebrigens 100% Migrationshintergrund und sehe Rassismus nicht als groesstes Problem. Hat Lobo eigentlich Migrationshintergrund? Weiss er aus pers. Erfahrung was Rassismus genau ist? </text:p>
          </table:table-cell>
          <table:table-cell table:number-columns-repeated="2"/>
        </table:table-row>
        <table:table-row table:style-name="ro11">
          <table:table-cell office:value-type="float" office:value="14316866">
            <text:p>14316866</text:p>
          </table:table-cell>
          <table:table-cell office:value-type="float" office:value="-0.835716704527537">
            <text:p>-0,8357167045</text:p>
          </table:table-cell>
          <table:table-cell office:value-type="string">
            <text:p>Das Grundproblem ist meiner Meinung nach das man überhaupt nicht mehr Fakten basiert diskutieren kann. </text:p>
            <text:p/>
            <text:p>Der Ra.ssismus den es unwiderlegbar in De.utschland gibt ist aber auch nicht angeboren oder in irgendwelchen "N.azidörfern" erlernt. Auch das im Osten es mehr davon gibt liegt ja nicht an deren Herkunft.</text:p>
            <text:p/>
            <text:p>Genau wie eine überproportionaler Anteil an Mi.granten/A.usländern an Gewaltverbrec.hen nicht an deren Her.kunft liegt.</text:p>
            <text:p/>
            <text:p>In beiden Fällen wird es wahrscheinlich deren Umfeld, die Erziehung, Zukunftsperspektiven und ähnliches sein.</text:p>
            <text:p/>
            <text:p>Die eine Gruppe lässt die Ursachen der anderen komplett unter den Tisch fallen. A.usländer sind kr.iminell, D.eutsche doch auch. R.echte Gewalt ist schlimm, L.inke oder I.slamismus doch auch. </text:p>
            <text:p/>
            <text:p>Das eine Tat die andere Gesi.nnung befördert sollte doch eigentlich logisch sein. Aber wir bekommen es nicht hin alle Fakten auf den Tisch zu legen und zu diskutieren. Und da muss ich leider sagen, das die Angst Ra.ssist genannt zu werden wenn unangenehme Daten dargelegt werden extrem hinderlich sind. Das befeuert die verlorenen und vergessenen doch noch mehr in die L.ügenp.resse-Meinung.</text:p>
          </table:table-cell>
          <table:table-cell table:number-columns-repeated="2"/>
        </table:table-row>
        <table:table-row table:style-name="ro2">
          <table:table-cell office:value-type="float" office:value="14316854">
            <text:p>14316854</text:p>
          </table:table-cell>
          <table:table-cell office:value-type="float" office:value="-0.803970257441203">
            <text:p>-0,8039702574</text:p>
          </table:table-cell>
          <table:table-cell office:value-type="string">
            <text:p>Lobo hat's mal wieder erkannt: wir "weissdeutschen" (welch bescheuerter Begriff) sind böse Rassisten, miese Typen. Merkwürdig nur, dass wir das beliebteste Ziel der Migranten sind und wer hier ist, nie wieder weg will. Sollte sich Herr Lobo geirrt haben?</text:p>
          </table:table-cell>
          <table:table-cell table:number-columns-repeated="2"/>
        </table:table-row>
        <table:table-row table:style-name="ro5">
          <table:table-cell office:value-type="float" office:value="14316848">
            <text:p>14316848</text:p>
          </table:table-cell>
          <table:table-cell office:value-type="float" office:value="-0.802634060382843">
            <text:p>-0,8026340604</text:p>
          </table:table-cell>
          <table:table-cell office:value-type="string">
            <text:p>Der Rassismus ist klar vorhanden...das sieht man ja sogar ganz klar an diversen Foren!</text:p>
            <text:p/>
            <text:p>Es wird in der Anonymität gehetzt draußen vor es Gesicht gelacht. Das ist Deutschland 2021! </text:p>
          </table:table-cell>
          <table:table-cell table:number-columns-repeated="2"/>
        </table:table-row>
        <table:table-row table:style-name="ro2">
          <table:table-cell office:value-type="float" office:value="14316844">
            <text:p>14316844</text:p>
          </table:table-cell>
          <table:table-cell office:value-type="float" office:value="-0.883067647616068">
            <text:p>-0,8830676476</text:p>
          </table:table-cell>
          <table:table-cell office:value-type="string">
            <text:p>"weißdeutsche Mehrheitsgesellschaft", sorry, aber so kommt man nicht weiter, denn damit stigmatisiert man "die Deutschen" in einer Art und Weise, die der deutlichen Mehrheit nicht gerecht wird. Es spaltet und trägt nicht zur Besserung bei!</text:p>
          </table:table-cell>
          <table:table-cell table:number-columns-repeated="2"/>
        </table:table-row>
        <table:table-row table:style-name="ro5">
          <table:table-cell office:value-type="float" office:value="14316843">
            <text:p>14316843</text:p>
          </table:table-cell>
          <table:table-cell office:value-type="float" office:value="-0.837987065315247">
            <text:p>-0,8379870653</text:p>
          </table:table-cell>
          <table:table-cell office:value-type="string">
            <text:p>Der Begriff des Rassismus ist für die Beschreibung der Problemlage in Deutschland grundlegend ungeeignet. Die Opfer von Hanau bewegten sich phänotypisch in dem Korridor dessen, was in der deutschen Mehrheitsgesellschaft durchaus vertreten ist. </text:p>
            <text:p>Die Problemlage ist eine andere - aber wenn Herr Lobo das anders sieht, was sein gutes Recht ist, schlage ich ihm vor, daß er einer Kolonne bulgarischer Putzer oder rumänischer Schlachthofarbeiter einmal erklärt, daß sie eigentlich People of Colour -ehrenhalber sozusagen- seien. </text:p>
            <text:p>Danach braucht er allerdings, wie es das chinesische Sprichwort sagt, ein schnelles Pferd.</text:p>
          </table:table-cell>
          <table:table-cell table:number-columns-repeated="2"/>
        </table:table-row>
        <table:table-row table:style-name="ro2">
          <table:table-cell office:value-type="float" office:value="14316813">
            <text:p>14316813</text:p>
          </table:table-cell>
          <table:table-cell office:value-type="float" office:value="-0.931684414545695">
            <text:p>-0,9316844145</text:p>
          </table:table-cell>
          <table:table-cell office:value-type="string">
            <text:p>Die deutschen, ebenso wie die deutschinnen sind schlechte Menschen!</text:p>
          </table:table-cell>
          <table:table-cell table:number-columns-repeated="2"/>
        </table:table-row>
        <table:table-row table:style-name="ro2">
          <table:table-cell office:value-type="float" office:value="14316799">
            <text:p>14316799</text:p>
          </table:table-cell>
          <table:table-cell office:value-type="float" office:value="-0.846120476722717">
            <text:p>-0,8461204767</text:p>
          </table:table-cell>
          <table:table-cell office:value-type="string">
            <text:p>Also mich zwingt Nichts dazu, mich zu positionieren und am allerwenigsten die "migrantische Wut". Die geht mir schlicht und einfach am..... vorbei.</text:p>
          </table:table-cell>
          <table:table-cell table:number-columns-repeated="2"/>
        </table:table-row>
        <table:table-row table:style-name="ro2">
          <table:table-cell office:value-type="float" office:value="14316789">
            <text:p>14316789</text:p>
          </table:table-cell>
          <table:table-cell office:value-type="float" office:value="-0.810542503992716">
            <text:p>-0,810542504</text:p>
          </table:table-cell>
          <table:table-cell office:value-type="string">
            <text:p>Gigantische Wut, gibt es da noch eine Steigerung.Nee, sowas ist nichts. Mal fragen was dir Mehrheit denkt</text:p>
          </table:table-cell>
          <table:table-cell table:number-columns-repeated="2"/>
        </table:table-row>
        <table:table-row table:style-name="ro5">
          <table:table-cell office:value-type="float" office:value="14316787">
            <text:p>14316787</text:p>
          </table:table-cell>
          <table:table-cell office:value-type="float" office:value="-0.880410373210907">
            <text:p>-0,8804103732</text:p>
          </table:table-cell>
          <table:table-cell office:value-type="string">
            <text:p>Der Begriff Rassismus wird m.E. in letzter Zeit überstrapaziert, alles und jedes ist rassistisch. Jetzt wird sogar unsere Sprache durchkämmt. Erklären Sie mal einem Franzosen, warum er "sinti et romes" statt gitanes sagen soll. Und das "homme" synonym sowohl Mensch als auch Mann bedeutet, ginge hier gar nicht, dafür würden unsere Menschinnen schon sorgen.</text:p>
            <text:p/>
            <text:p>P.S.: Ist ein "normaler" Deutscher (jetzt frage keiner scheinheilig, was das sein soll) auch schon ein Rassist, wenn er nicht beim Anblick von Migranten in schiere Verzückung ausbricht?</text:p>
          </table:table-cell>
          <table:table-cell table:number-columns-repeated="2"/>
        </table:table-row>
        <table:table-row table:style-name="ro6">
          <table:table-cell office:value-type="float" office:value="14316775">
            <text:p>14316775</text:p>
          </table:table-cell>
          <table:table-cell office:value-type="float" office:value="-0.804542541503906">
            <text:p>-0,8045425415</text:p>
          </table:table-cell>
          <table:table-cell office:value-type="string">
            <text:p>Für mich suggeriert der Artikel eine Art Sippenhaft. Ich habe mit dem Täter nichts gemein, ganz im Gegenteil.</text:p>
            <text:p>Aber du bist weiß und deutsch, genau wie Täter, erzeugt bei mir nur Ablehnung. </text:p>
          </table:table-cell>
          <table:table-cell table:number-columns-repeated="2"/>
        </table:table-row>
        <table:table-row table:style-name="ro2">
          <table:table-cell office:value-type="float" office:value="14316759">
            <text:p>14316759</text:p>
          </table:table-cell>
          <table:table-cell office:value-type="float" office:value="-0.863906621932983">
            <text:p>-0,8639066219</text:p>
          </table:table-cell>
          <table:table-cell office:value-type="string">
            <text:p>Als Deutscher mit deutschen Vorfahren und Christ verurteile ich jeden Mord getreu dem 5 Gebot. <text:s text:c="2"/>Aber mich regt diese ständige unterschwellige, unzutreffende und beleidigende Darstellung, dass die Deutschen Rassisten seien auf. <text:s/>Und ich rege mich zudem auf, dass Asylanten (jeder Alterstufe) in der Impfreihenfolge mit den 70 jährigen auf Platz 2 der Prioliste stehen. Da werde ich als Deutsches Opfer des Impfdesasters richtig sauer und vermute wohl nicht zu Unrecht das diese Reihenfolge ein Ergebnis dieses bei S. Lobo auch vorhandenen Minderwertigkeitsgefühls ist. <text:s/>Aber die Wut der deutschen die den Impfstoff für die Asylanten über Steuern bezahlen dürfen aber ihn selbst nicht bekommen können ist wohl keinen Artikel wert. <text:s/></text:p>
          </table:table-cell>
          <table:table-cell table:number-columns-repeated="2"/>
        </table:table-row>
        <table:table-row table:style-name="ro6">
          <table:table-cell office:value-type="float" office:value="14316737">
            <text:p>14316737</text:p>
          </table:table-cell>
          <table:table-cell office:value-type="float" office:value="-0.829784333705902">
            <text:p>-0,8297843337</text:p>
          </table:table-cell>
          <table:table-cell office:value-type="string">
            <text:p>„In den letzten Jahren zum Beispiel war oft von »Hass im Netz« die Rede. Diese Wendung dient leider oft der Verschleierung, denn in den meisten Fällen steht hinter »Hass im Netz« eigentlich eine Trias der Menschenfeindlichkeit, bestehend aus Sexismus, Antisemitismus und Rassismus.“ </text:p>
            <text:p>Merkwürdig. Ich nehme auch viel gewaltbereite Beiträge seitens migrantischer Gruppen wahr! Natürlich nicht bei Spiegel, da dieses Blatt dort nicht gelesen wird. Aber sehr wohl bei FB...</text:p>
          </table:table-cell>
          <table:table-cell table:number-columns-repeated="2"/>
        </table:table-row>
        <table:table-row table:style-name="ro5">
          <table:table-cell office:value-type="float" office:value="14316729">
            <text:p>14316729</text:p>
          </table:table-cell>
          <table:table-cell office:value-type="float" office:value="-0.900063157081604">
            <text:p>-0,9000631571</text:p>
          </table:table-cell>
          <table:table-cell office:value-type="string">
            <text:p>Ich denke, dass es auf der anderen Seite auch eine "deutsche" Wut gibt - die aber alles in einen Topf werfend grundsätzlich rassistisch oder rechtsradikal gebrandmarkt wird. Diese andere Wut - die ich ausdrücklich nicht legitimieren möchte - speist sich aus islamistischen Anschlägen, <text:s/>Diskriminierung deutscher Schüler in Problemvierteln, einer im Vergleich höheren Kriminalitätsquote, Missbrauch von Sozialleistungen und Ablehnung demokratischer und sozialer Werte. Andockpunkte finden sich auf allen Seiten - die deutschen Behörden haben auch im Fall Anis Amri flächendeckend versagt, die Opfer und ihre Angehörigen litten ebenfalls unter mangelnder Wertschätzung und staatlicher Aufmerksamkeit.</text:p>
            <text:p/>
            <text:p>Der deutschen Mehrheitsgesellschaft immer wieder Rassismus vorzuwerfen, ist ebenso falsch wie einseitig interpretiert und führt sicher zu keiner Annäherung. Natürlich kann ich "migrantische Wut" verstehen, ebenso wie ich Wut über Misstände auf der anderen Seite nachvollziehen kann. Aber beide Seiten sollten in der Lage sein, ihre Wut zu hinterfragen. Wer als Migrant in Deutschland tatsächlich nichts anderes als Wut verspürt, sollte sich die Frage stellen, was ihn hier hält. Irgendetwas scheint dann doch ganz gut an diesem Land zu sein.</text:p>
          </table:table-cell>
          <table:table-cell table:number-columns-repeated="2"/>
        </table:table-row>
        <table:table-row table:style-name="ro2">
          <table:table-cell office:value-type="float" office:value="14316713">
            <text:p>14316713</text:p>
          </table:table-cell>
          <table:table-cell office:value-type="float" office:value="-0.908027549584707">
            <text:p>-0,9080275496</text:p>
          </table:table-cell>
          <table:table-cell office:value-type="string">
            <text:p>"Migrant", "Rassismus" - das sind untauglich grobe Begriffe. Seit Urzeiten ist Mitteleuropa geradezu eine Integrationsmaschine - wie unschwer an DNA Analysen abzulesen ist. Das glaubt deshalb heute keiner mehr, weil alles in einer Assimilation mündete. Historisch gesehen - wenn die Bereitschaft dazu da ist - sollte es also keine Probleme geben.</text:p>
          </table:table-cell>
          <table:table-cell table:number-columns-repeated="2"/>
        </table:table-row>
        <table:table-row table:style-name="ro2">
          <table:table-cell office:value-type="float" office:value="14316166">
            <text:p>14316166</text:p>
          </table:table-cell>
          <table:table-cell office:value-type="float" office:value="-0.870588560899099">
            <text:p>-0,8705885609</text:p>
          </table:table-cell>
          <table:table-cell office:value-type="string">
            <text:p>wusste gar nicht das Afghanistan ein NATO-Mitglied angegriffen hat? habe ich etwa was verpasst? was macht die NATO als reines "Verteidigungsbündnis", laut Stoltenberg ist Russland der gefährliche Feind,eigentlich in Afghanistan? die NATO hat dort nichts zu suchen und die Bundeswehr schon gar nicht zumal die sich im Notfall nicht einmal selbst schützen kann. </text:p>
          </table:table-cell>
          <table:table-cell table:number-columns-repeated="2"/>
        </table:table-row>
        <table:table-row table:style-name="ro6">
          <table:table-cell office:value-type="float" office:value="14316080">
            <text:p>14316080</text:p>
          </table:table-cell>
          <table:table-cell office:value-type="float" office:value="-0.868060111999512">
            <text:p>-0,868060112</text:p>
          </table:table-cell>
          <table:table-cell office:value-type="string">
            <text:p>Allein der Header „bei der Bombardierung von Zivilisten nichts falsch gemacht“ ist schon so tendenziös, dass man eigentlich nicht weiterlesen muss.</text:p>
            <text:p>Wenn man dann den Artikel bis zu Ende gelesen hat, fragt man sich, was der Autor denn jetzt vorschlägt?! Mit Wattebäuschchen schmeißen?!</text:p>
          </table:table-cell>
          <table:table-cell table:number-columns-repeated="2"/>
        </table:table-row>
        <table:table-row table:style-name="ro2">
          <table:table-cell office:value-type="float" office:value="14316078">
            <text:p>14316078</text:p>
          </table:table-cell>
          <table:table-cell office:value-type="float" office:value="-0.840700268745422">
            <text:p>-0,8407002687</text:p>
          </table:table-cell>
          <table:table-cell office:value-type="string">
            <text:p>Ich war in der Zeit in MeS und kurz vorher in Kundus es gab hin und wieder Raketenangriffe und die Lage war angespannter als in MeS. Bad Kundus war überhaupt nicht <text:s/>ruhig. Klein wollte tote Deutsche vermeiden was die Politik auch wollte. Es sollte ja nicht wie Krieg aussehen. Auch wenn Klein in seinem Panzer Bataillon als Draufgänger bekannt gewesen sein soll. Ich denke er hat unter großen Druck gehandelt. Es war Falsch aber es war Krieg da passiert leider sowas. 2009 dachte ich auch wir machen das besser als die Sowjets davor. Meiner Frau sagte ich immer wenn wir jetzt gehen sind 43 deutsche Kameraden um sonst gefallen. 2011 traute ich keinen Afghanen in Afghanistan mehr der eine Waffe trug egal ob ANA oder ANP. 2011 glaubte ich nicht mehr an den eigenen Einsatz. Das war unser Vietnam und ich schäme mich für all den Schmerz den wir der afghanischen Bevölkerung aufgebürdet haben und trauere um alle gefallende und versehrte Kameraden und Kameradinnen und ihre Familien. Ich wünsch wie unsere sowjetische Vorgänger „ Frieden dir Afghanistan“.</text:p>
          </table:table-cell>
          <table:table-cell table:number-columns-repeated="2"/>
        </table:table-row>
        <table:table-row table:style-name="ro2">
          <table:table-cell office:value-type="float" office:value="14316031">
            <text:p>14316031</text:p>
          </table:table-cell>
          <table:table-cell office:value-type="float" office:value="-0.918418427308401">
            <text:p>-0,9184184273</text:p>
          </table:table-cell>
          <table:table-cell office:value-type="string">
            <text:p>Ja der Westen glaubt halt immer noch seine art Demokratie lasse sich mithilfe von Bomben und Raketen bringen. Das hat schon in Vietnam nicht funktioniert und funktioniert nach verschiedener solcher Experimente, zum Beispiel Irakund halt auch Afghanistan immer noch nicht. Ausser in der <text:s/>Summe inzwischen Millioner von Toten und Verstümmelter Nichts mit Rosenempfang! Das sind die sogenannten Werte die der Westen bringt. Früher beglückte man alle Kontinente mittels Raub, Brandschatzen und Morden mit unseren Christlichen Werten und heute versucht man die Welt mit unseren sogenannten demokratischen Werten mittels Bomben und Raketen zu beglücken. Das Ergebnis ist beide Mal dasselbe! Nur unendliches Leid. </text:p>
          </table:table-cell>
          <table:table-cell table:number-columns-repeated="2"/>
        </table:table-row>
        <table:table-row table:style-name="ro12">
          <table:table-cell office:value-type="float" office:value="14316014">
            <text:p>14316014</text:p>
          </table:table-cell>
          <table:table-cell office:value-type="float" office:value="-0.939030071099599">
            <text:p>-0,9390300711</text:p>
          </table:table-cell>
          <table:table-cell office:value-type="string">
            <text:p>&gt;&gt;&gt;Diese Intervention funktioniert nicht. Der Versuch, mit Milliarden und Abermilliarden, mit Zehntausenden Nato-Soldaten, mit Frauenförderung und Luftangriffen aus Afghanistan einen Staat nach Willen und Vorstellung der eingreifenden Mächte zu formen, hat schon lange vor dem Bombardement auf die Tanklaster aufgehört, ein Erfolg zu werden.&lt;&lt;&lt;</text:p>
            <text:p/>
            <text:p>Völlig richtig.</text:p>
            <text:p/>
            <text:p>Ich sehe nicht ein warum deutsche Uniformierte sich dort Gefahren aussetzen müssen, während sich afghanische Jünglinge mit 10.000 Euro </text:p>
            <text:p>Schleppergeld faktisch unkündbar in der BRD etablieren.</text:p>
            <text:p/>
            <text:p>Man sollte der Tatsache ins Auge sehen, dass der Export 'westlicher Werte'</text:p>
            <text:p>(so) nicht funtioniert.</text:p>
            <text:p/>
          </table:table-cell>
          <table:table-cell table:number-columns-repeated="2"/>
        </table:table-row>
        <table:table-row table:style-name="ro9">
          <table:table-cell office:value-type="float" office:value="14315977">
            <text:p>14315977</text:p>
          </table:table-cell>
          <table:table-cell office:value-type="float" office:value="-0.933946053187052">
            <text:p>-0,9339460532</text:p>
          </table:table-cell>
          <table:table-cell office:value-type="string">
            <text:p>Es bleibt eine Schande für unser Justiz System nach meiner Meinung.</text:p>
            <text:p>Ich hätte nicht für möglich gehalten, dass wir mit klaren militärischen Fehlern die Menschenleben kosteten genauso gewissenlos und ignorant umgehen wie die Amerikaner. </text:p>
            <text:p>Wenn selbst Amerikaner sich fast weigern Bomben abzuwerfeb und sich einen Befehl fünfmal bestätigen lassen bzw. ALTERNATIVEN vorschlagen, sollte doch spätestens bei jedem Bundeswehrsoldaten die Warnleuchten auf dunkelrot stehen. </text:p>
            <text:p>Für mich ist unser Verhalten hier peinlich. </text:p>
          </table:table-cell>
          <table:table-cell table:number-columns-repeated="2"/>
        </table:table-row>
        <table:table-row table:style-name="ro2">
          <table:table-cell office:value-type="float" office:value="14315790">
            <text:p>14315790</text:p>
          </table:table-cell>
          <table:table-cell office:value-type="float" office:value="-0.941087265809377">
            <text:p>-0,9410872658</text:p>
          </table:table-cell>
          <table:table-cell office:value-type="string">
            <text:p>Insolvenzverschleppung Die Berichterstattung zum Zustand des Bankenwesens in Deutschland und in der Eurozone war im Jahr 2020 geprägt vom Bild erfolgreicher Stresstests und angeblicher Robustheit der Banken. Dass diese Einschätzung wohl nur bilanztechnischer Kosmetik der Banken und der staatlichen Aussetzung von Regeln geschuldet war, beginnt sich nun, noch bevor das Insolvenzrecht wieder <text:s/>inkraftgesetzt ist, herauszustellen. Was die Banken hier wollen, ist ein Aufschub, ihre Hosen runterzulassen, ihre fehlende eigene Rentabilität zu verschleiern solange es geht. Es wird nicht mehr lange dauern bis es heißt "Frau Lagarde, übernehmen Sie!".</text:p>
          </table:table-cell>
          <table:table-cell table:number-columns-repeated="2"/>
        </table:table-row>
        <table:table-row table:style-name="ro2">
          <table:table-cell office:value-type="float" office:value="14315662">
            <text:p>14315662</text:p>
          </table:table-cell>
          <table:table-cell office:value-type="float" office:value="-0.789396325747172">
            <text:p>-0,7893963257</text:p>
          </table:table-cell>
          <table:table-cell office:value-type="string">
            <text:p>Nicht zu fassen.</text:p>
          </table:table-cell>
          <table:table-cell table:number-columns-repeated="2"/>
        </table:table-row>
        <table:table-row table:style-name="ro9">
          <table:table-cell office:value-type="float" office:value="14315651">
            <text:p>14315651</text:p>
          </table:table-cell>
          <table:table-cell office:value-type="float" office:value="-0.612066129843394">
            <text:p>-0,6120661298</text:p>
          </table:table-cell>
          <table:table-cell office:value-type="string">
            <text:p>Also morgen alle Schneeflöckchen vor der iranischen Botschaft?</text:p>
            <text:p>Schön demonstrieren? Mit der Zunge das richtige Binnen-I schnalzen und dem Iran mal zeigen, was Wokeness ist!</text:p>
            <text:p/>
            <text:p>Ach so .. nicht? Na gut.</text:p>
          </table:table-cell>
          <table:table-cell table:number-columns-repeated="2"/>
        </table:table-row>
        <table:table-row table:style-name="ro3">
          <table:table-cell office:value-type="float" office:value="14315640">
            <text:p>14315640</text:p>
          </table:table-cell>
          <table:table-cell office:value-type="float" office:value="-0.870118816693624">
            <text:p>-0,8701188167</text:p>
          </table:table-cell>
          <table:table-cell office:value-type="string">
            <text:p>Ist deren Kultur, oder?</text:p>
            <text:p>Wir dürfen nicht über die dortige Art zu leben richten, gell?</text:p>
            <text:p/>
            <text:p>Mal ganz ohne Polemik .. meine Mutter durfte ohne das Einverständnis meines Vaters auch nicht arbeiten.</text:p>
            <text:p>Also ganz so weit weg sind wir von so etwas nicht.</text:p>
            <text:p>Weiss nur kaum mehr jemand.</text:p>
          </table:table-cell>
          <table:table-cell table:number-columns-repeated="2"/>
        </table:table-row>
        <table:table-row table:style-name="ro2">
          <table:table-cell office:value-type="float" office:value="14315638">
            <text:p>14315638</text:p>
          </table:table-cell>
          <table:table-cell office:value-type="float" office:value="-0.788858751455943">
            <text:p>-0,7888587515</text:p>
          </table:table-cell>
          <table:table-cell office:value-type="string">
            <text:p>Vorsintflutlich, was für ein niedriges Selbstvertrauen müssen diese Männer haben? Und dann scheint es vor dem Abflug noch ein wochenlanger Kampf gewesen zu sein. Die Frauen tun einem leid, die Männer erst recht.</text:p>
          </table:table-cell>
          <table:table-cell table:number-columns-repeated="2"/>
        </table:table-row>
        <table:table-row table:style-name="ro2">
          <table:table-cell office:value-type="float" office:value="14314893">
            <text:p>14314893</text:p>
          </table:table-cell>
          <table:table-cell office:value-type="float" office:value="-0.779868920644124">
            <text:p>-0,7798689206</text:p>
          </table:table-cell>
          <table:table-cell office:value-type="string">
            <text:p>Relativierer wollen wir hier nicht. Schämen Sie sich.</text:p>
          </table:table-cell>
          <table:table-cell table:number-columns-repeated="2"/>
        </table:table-row>
        <table:table-row table:style-name="ro2">
          <table:table-cell office:value-type="float" office:value="14314891">
            <text:p>14314891</text:p>
          </table:table-cell>
          <table:table-cell office:value-type="float" office:value="-0.863159577051798">
            <text:p>-0,8631595771</text:p>
          </table:table-cell>
          <table:table-cell office:value-type="string">
            <text:p>Das ist weder witzig noch handelt es sich hier um Sachen. Sie sollten sich für Ihren Post schämen. </text:p>
          </table:table-cell>
          <table:table-cell table:number-columns-repeated="2"/>
        </table:table-row>
        <table:table-row table:style-name="ro2">
          <table:table-cell office:value-type="float" office:value="14314887">
            <text:p>14314887</text:p>
          </table:table-cell>
          <table:table-cell office:value-type="float" office:value="-0.838830570379893">
            <text:p>-0,8388305704</text:p>
          </table:table-cell>
          <table:table-cell office:value-type="string">
            <text:p>Das Argument hält nicht einmal einem Faktencheck stand, geschweige denn einer moralischen Bewertung...</text:p>
          </table:table-cell>
          <table:table-cell table:number-columns-repeated="2"/>
        </table:table-row>
        <table:table-row table:style-name="ro2">
          <table:table-cell office:value-type="float" office:value="14314306">
            <text:p>14314306</text:p>
          </table:table-cell>
          <table:table-cell office:value-type="float" office:value="-0.727378984292348">
            <text:p>-0,7273789843</text:p>
          </table:table-cell>
          <table:table-cell office:value-type="string">
            <text:p>Perspektiven (...) für die heimische Wirtschaft werden sich schwerlich ergeben, wenn Lkws Pakete über Landstraßen transportieren. Dass auch Menschen die Gegend ohne solche Hallen schöner finden und dem zukünftig erhöhten Verkehrsaufkommen wenig abgewinnen werden, hat <text:s/>scheint's niemand auf'm Zettel, oder interessiert nicht. Hier geht's ja auch nicht um Lebensqualität oder Natur- und Klimaschutz. Nein, hier geht's um prekäre Arbeitsplätze. Man fragt sich angesichts solchen Irrsinns zwangsläufig "Cui bono?".</text:p>
          </table:table-cell>
          <table:table-cell table:number-columns-repeated="2"/>
        </table:table-row>
        <table:table-row table:style-name="ro9">
          <table:table-cell office:value-type="float" office:value="14314092">
            <text:p>14314092</text:p>
          </table:table-cell>
          <table:table-cell office:value-type="float" office:value="-0.765631973743439">
            <text:p>-0,7656319737</text:p>
          </table:table-cell>
          <table:table-cell office:value-type="string">
            <text:p>Wenn ich zuviel Geld überweise oder Geld auf ein falsches Konto überweise und der Empfänger einer Rückzahlung nicht zustimmt, wird die Bank mir immer sagen, dass das mein persönliches Pech ist - selbst wenn ich einem Betrüger aufgesessen bin.</text:p>
            <text:p>Warum sollen also für die Banken selbst andere Spielregeln gelten?</text:p>
            <text:p/>
            <text:p>Zumal ich tatsächlich erwarten können muss, dass ein Finanzinstitut, das so groß ist, seine Technik im Griff hat und es nicht aufgrund menschlichen Versagens mehrere hundert Millionen Dollar verliert.</text:p>
          </table:table-cell>
          <table:table-cell table:number-columns-repeated="2"/>
        </table:table-row>
        <table:table-row table:style-name="ro6">
          <table:table-cell office:value-type="float" office:value="14314091">
            <text:p>14314091</text:p>
          </table:table-cell>
          <table:table-cell office:value-type="float" office:value="-0.691352665424347">
            <text:p>-0,6913526654</text:p>
          </table:table-cell>
          <table:table-cell office:value-type="string">
            <text:p>Das Geld ist ja nicht weg.</text:p>
            <text:p>Es haben nur andere. <text:s/></text:p>
          </table:table-cell>
          <table:table-cell table:number-columns-repeated="2"/>
        </table:table-row>
        <table:table-row table:style-name="ro2">
          <table:table-cell office:value-type="float" office:value="14314090">
            <text:p>14314090</text:p>
          </table:table-cell>
          <table:table-cell office:value-type="float" office:value="-0.862007637818654">
            <text:p>-0,8620076378</text:p>
          </table:table-cell>
          <table:table-cell office:value-type="string">
            <text:p>Da gehts wohl ums Prinzip. Gott, ist das peinlich. Da kann sich die Coti jetzt vielleicht anderswo noch billiger Geld beschaffen. Der Schaden dürfte sich arg in Grenzen halten.</text:p>
          </table:table-cell>
          <table:table-cell table:number-columns-repeated="2"/>
        </table:table-row>
        <table:table-row table:style-name="ro2">
          <table:table-cell office:value-type="float" office:value="14314084">
            <text:p>14314084</text:p>
          </table:table-cell>
          <table:table-cell office:value-type="float" office:value="-0.904968718687693">
            <text:p>-0,9049687187</text:p>
          </table:table-cell>
          <table:table-cell office:value-type="string">
            <text:p>Wer vom Vorstand hat da sein Okay gegeben? <text:s/>Ich glaube nicht, dass bei der Summe ein Sachbearbeiter die Transaktion ausführen kann. Ist dieser Herr (sicherlich keine Dame ) gleich fristlos wg. Unfähigkeit gefeuert worden oder bekommt er noch einen Bonus? Ist der Bund nicht bei der Commerzbank investiert? <text:s/>Was sagt dann unser Finanzminister dazu?</text:p>
          </table:table-cell>
          <table:table-cell table:number-columns-repeated="2"/>
        </table:table-row>
        <table:table-row table:style-name="ro2">
          <table:table-cell office:value-type="float" office:value="14314071">
            <text:p>14314071</text:p>
          </table:table-cell>
          <table:table-cell office:value-type="float" office:value="-0.900356392065684">
            <text:p>-0,9003563921</text:p>
          </table:table-cell>
          <table:table-cell office:value-type="string">
            <text:p>Liebe Journalisten, bitte ein paar Hintergrundinfos recherchieren und veröffentlichen - wenn der Kredit versehentlich zu früh zurückgezahlt wurde, wie hoch ist überhaupt der Schaden? Sicher keine 500 Mio., oder? Oder muss der Kredit jetzt trotzdem getilgt werden?</text:p>
          </table:table-cell>
          <table:table-cell table:number-columns-repeated="2"/>
        </table:table-row>
        <table:table-row table:style-name="ro6">
          <table:table-cell office:value-type="float" office:value="14314066">
            <text:p>14314066</text:p>
          </table:table-cell>
          <table:table-cell office:value-type="float" office:value="-0.776935974756877">
            <text:p>-0,7769359748</text:p>
          </table:table-cell>
          <table:table-cell office:value-type="string">
            <text:p>Die Bank war Kreditverwalter. Hat sie das Geld nur an die Kreditgeber überwiesen oder auch dem Kreditnehmer (Revlon) belastet? Und wer waren die vielen Kreditgeber? Einzelpersonen? Hedgefonde? Andere Banken? Normalerweise kostet es ja Strafzinsen wenn man zu früh zurückzahlt. Oder nicht?</text:p>
            <text:p>Das wären alles Infos gewesen, die ich von einem Journalisten erwarte.</text:p>
          </table:table-cell>
          <table:table-cell table:number-columns-repeated="2"/>
        </table:table-row>
        <table:table-row table:style-name="ro2">
          <table:table-cell office:value-type="float" office:value="14314052">
            <text:p>14314052</text:p>
          </table:table-cell>
          <table:table-cell office:value-type="float" office:value="-0.893835743268331">
            <text:p>-0,8938357433</text:p>
          </table:table-cell>
          <table:table-cell office:value-type="string">
            <text:p>Ein nenneswerter Vermögensschaden ist nicht entstanden, da die irrtümliche Zahlung als Tilgung eines Kredites gebucht wird. Also viel Lärm um nichts.</text:p>
          </table:table-cell>
          <table:table-cell table:number-columns-repeated="2"/>
        </table:table-row>
        <table:table-row table:style-name="ro2">
          <table:table-cell office:value-type="float" office:value="14314029">
            <text:p>14314029</text:p>
          </table:table-cell>
          <table:table-cell office:value-type="float" office:value="-0.830033600330353">
            <text:p>-0,8300336003</text:p>
          </table:table-cell>
          <table:table-cell office:value-type="string">
            <text:p>Allein die tendenziöse Überschrift "Citigroup überweist 501 Millionen Dollar zu viel" ist eine reine subjektive Behauptung aus Sicht des angeblich Betroffenen. Welcher neutrale Journalist schreibt so etwas? Korrekt wäre: Citigroup überweist "unbeabsichtigt", "zu früh" oder "außerplanmäßig", aber nicht "zu viel". Welche Bankenlobby hat hier wieder ihre Storytelling-Finger im Spiel?</text:p>
          </table:table-cell>
          <table:table-cell table:number-columns-repeated="2"/>
        </table:table-row>
        <table:table-row table:style-name="ro2">
          <table:table-cell office:value-type="float" office:value="14314017">
            <text:p>14314017</text:p>
          </table:table-cell>
          <table:table-cell office:value-type="float" office:value="-0.935949643452962">
            <text:p>-0,9359496435</text:p>
          </table:table-cell>
          <table:table-cell office:value-type="string">
            <text:p>Wenn man von Banken mehr Fairness und Gerechtigkeit verlangt, im Gegenzug offensichtliche Fehler nicht korrigiert, wird sich nichts verbessern. Übles Urteil.</text:p>
          </table:table-cell>
          <table:table-cell table:number-columns-repeated="2"/>
        </table:table-row>
        <table:table-row table:style-name="ro6">
          <table:table-cell office:value-type="float" office:value="14313972">
            <text:p>14313972</text:p>
          </table:table-cell>
          <table:table-cell office:value-type="float" office:value="-0.808207949002584">
            <text:p>-0,808207949</text:p>
          </table:table-cell>
          <table:table-cell office:value-type="string">
            <text:p>"könnte das Banken künftig übermäßigen Haftungsrisiken aussetzen"</text:p>
            <text:p>Die Aussage ist so dreist, sie ist schon fast wieder witzig.</text:p>
          </table:table-cell>
          <table:table-cell table:number-columns-repeated="2"/>
        </table:table-row>
        <table:table-row table:style-name="ro2">
          <table:table-cell office:value-type="float" office:value="14313964">
            <text:p>14313964</text:p>
          </table:table-cell>
          <table:table-cell office:value-type="float" office:value="-0.904959440231323">
            <text:p>-0,9049594402</text:p>
          </table:table-cell>
          <table:table-cell office:value-type="string">
            <text:p>Hey SPONs. Macht noch drei Ausrufezeichen hintendran. Und setzt Skandal! oder sowas vornedran. Dann seid ihr mit euren Clickbait-Titeln endgültig auf Bildzeitungsniveau angekommen. </text:p>
          </table:table-cell>
          <table:table-cell table:number-columns-repeated="2"/>
        </table:table-row>
        <table:table-row table:style-name="ro6">
          <table:table-cell office:value-type="float" office:value="14313953">
            <text:p>14313953</text:p>
          </table:table-cell>
          <table:table-cell office:value-type="float" office:value="-0.831023355325063">
            <text:p>-0,8310233553</text:p>
          </table:table-cell>
          <table:table-cell office:value-type="string">
            <text:p>"Branchenvertreter hatten zuletzt erklärt, sollte die Entscheidung gegen die Citigroup ausfallen, könnte das Banken künftig übermäßigen Haftungsrisiken aussetzen"</text:p>
            <text:p>Ja, das wäre mal was neues, dass Banken für ihre Aktionen haften. Geht ja gar nicht.</text:p>
          </table:table-cell>
          <table:table-cell table:number-columns-repeated="2"/>
        </table:table-row>
        <table:table-row table:style-name="ro2">
          <table:table-cell office:value-type="float" office:value="14313951">
            <text:p>14313951</text:p>
          </table:table-cell>
          <table:table-cell office:value-type="float" office:value="-0.647142867247264">
            <text:p>-0,6471428672</text:p>
          </table:table-cell>
          <table:table-cell office:value-type="string">
            <text:p>Entscheidend ist wohl, dass hier nicht versehentlich etwas an den Falschen gezahlt wurde, sondern "nur" versehentlich ein Kredit vorzeitig zurück gezahlt wurde. Die Überschrift suggeriert erstmal was anderes.</text:p>
          </table:table-cell>
          <table:table-cell table:number-columns-repeated="2"/>
        </table:table-row>
        <table:table-row table:style-name="ro2">
          <table:table-cell office:value-type="float" office:value="14313947">
            <text:p>14313947</text:p>
          </table:table-cell>
          <table:table-cell office:value-type="float" office:value="-0.840968787670135">
            <text:p>-0,8409687877</text:p>
          </table:table-cell>
          <table:table-cell office:value-type="string">
            <text:p>Die Überschrift finde ich verwirrend. Wieviel von dem Geld bekommt die nun nicht zurück? Ist das Geld zuviel gezahlt oder ist das jetzt eine vorzeitige Kreditrückzahlung?</text:p>
          </table:table-cell>
          <table:table-cell table:number-columns-repeated="2"/>
        </table:table-row>
        <table:table-row table:style-name="ro2">
          <table:table-cell office:value-type="float" office:value="14312710">
            <text:p>14312710</text:p>
          </table:table-cell>
          <table:table-cell office:value-type="float" office:value="-0.833436826864878">
            <text:p>-0,8334368269</text:p>
          </table:table-cell>
          <table:table-cell office:value-type="string">
            <text:p>20 Grad im Februar, nein danke (dann lieber kalt), ist ja schon wieder unheimlich nach den Hitzeperioden der letzten Jahre. </text:p>
          </table:table-cell>
          <table:table-cell table:number-columns-repeated="2"/>
        </table:table-row>
        <table:table-row table:style-name="ro9">
          <table:table-cell office:value-type="float" office:value="14311351">
            <text:p>14311351</text:p>
          </table:table-cell>
          <table:table-cell office:value-type="float" office:value="-0.891590396563212">
            <text:p>-0,8915903966</text:p>
          </table:table-cell>
          <table:table-cell office:value-type="string">
            <text:p>Warum lassen sich unsere Politiker nicht mit Astrazeneca impfen.es gibt auch da welche die Alt genug sind. </text:p>
            <text:p/>
            <text:p>Merkel, Seehofer, Gauland usw. </text:p>
            <text:p>Selbst den Bürgern so ein Mist andrehen wollen. Aber nicht selbst haben wollen!!!! <text:s/></text:p>
          </table:table-cell>
          <table:table-cell table:number-columns-repeated="2"/>
        </table:table-row>
        <table:table-row table:style-name="ro4">
          <table:table-cell office:value-type="float" office:value="14311339">
            <text:p>14311339</text:p>
          </table:table-cell>
          <table:table-cell office:value-type="float" office:value="-0.752602458000183">
            <text:p>-0,752602458</text:p>
          </table:table-cell>
          <table:table-cell office:value-type="string">
            <text:p>Was mich wundert:</text:p>
            <text:p>Warum werden alle Probleme von Astra Zenica jetzt gleichgeschaltet public gemacht und damit der Impfwille untergraben?</text:p>
            <text:p>Das hätte man genauso mit Biontech machen können, da gab es genug Todesfälle/Ansteckungen nach Impfung in Pflegeheimen, die aber nur in Regionalzeitungen verbreitet wurden.</text:p>
            <text:p>Längst überfällig ist ein Updat der 95 % Erfolg von Biontech nach Mill. Impfungen. (Bisher stammen die 95 % nur aus der Studie mit 170 Datnesätzen= Erkrankungen nach 3 Monaten)</text:p>
            <text:p>Was ist die Stratgie der "Vernichtung" von AstraZenica? Sputnik 5 hoffähig machen?</text:p>
          </table:table-cell>
          <table:table-cell table:number-columns-repeated="2"/>
        </table:table-row>
        <table:table-row table:style-name="ro2">
          <table:table-cell office:value-type="float" office:value="14311241">
            <text:p>14311241</text:p>
          </table:table-cell>
          <table:table-cell office:value-type="float" office:value="-0.83510285615921">
            <text:p>-0,8351028562</text:p>
          </table:table-cell>
          <table:table-cell office:value-type="string">
            <text:p>Wenn die Eu die Astra-Dosen nicht schon bezahlt hätte, wäre dieser Impfstoff hier sicher auch nicht zugelassen worden. Es sind ja nicht nur die Studienergebnisse weniger überzeugend, schon das Studiendesign (Test nur an U65, wo gar keine schweren Verläufe vorkamen) zeugt nicht von seriöser Arbeit. Aber die Bestellung canceln und Geld zurück geht sicher nicht. Also wird es benutzt. Dumm nur, dass ausgerechnet U65 (mobil = spreader, arbeitend = sorgt für BIP oder systemrelevant) damit geimpft wird.</text:p>
          </table:table-cell>
          <table:table-cell table:number-columns-repeated="2"/>
        </table:table-row>
        <table:table-row table:style-name="ro2">
          <table:table-cell office:value-type="float" office:value="14311224">
            <text:p>14311224</text:p>
          </table:table-cell>
          <table:table-cell office:value-type="float" office:value="-0.788813730080922">
            <text:p>-0,7888137301</text:p>
          </table:table-cell>
          <table:table-cell office:value-type="string">
            <text:p>Dass es sich bei den nicht wahrgenommenen Impfterminen im Saarland offensichtlich um eine Panne im Einladungsverfahren gehandelt hat, geht jetzt leider unter. Ich bitte um Gegendarstellung. Mit freundlichen Grüßen Thomas Pfitzner </text:p>
          </table:table-cell>
          <table:table-cell table:number-columns-repeated="2"/>
        </table:table-row>
        <table:table-row table:style-name="ro5">
          <table:table-cell office:value-type="float" office:value="14311193">
            <text:p>14311193</text:p>
          </table:table-cell>
          <table:table-cell office:value-type="float" office:value="-0.887268682320913">
            <text:p>-0,8872686823</text:p>
          </table:table-cell>
          <table:table-cell office:value-type="string">
            <text:p>Die Datenlage war einfach zu dürftig, um damit an die Öffentlichkeit zu gehen. In einer Testphase darf man NIEMALS Parameter verändern, ohne die vorherigen Daten ungültig zu machen. Das hat AstraZeneca grob fahrlässig missachtet und steht nun vor den Scherben einer total verfehlten Öffentlichkeitsarbeit. Aber so dumm können Wissenschaftler mit Sicherheit nicht sein, was steckt also dahinter? Der Verdacht liegt sehr nahe, dass die britische Regierung und insbesondere der Premier Boris Johnson, einen unzulässigen Druck auf AstraZeneca ausgeübt haben. Es ging Johnson darum, seine völlig verfehlte Corona-Politik zu kompensieren. Deshalb musste man schon vor Testende den Impfstoff auf den Markt bringen und hat sogar die Haftung dafür übernommen.</text:p>
            <text:p>Das kommt davon, wenn man Egomanen Regierungsverantwortung überträgt.</text:p>
            <text:p/>
          </table:table-cell>
          <table:table-cell table:number-columns-repeated="2"/>
        </table:table-row>
        <table:table-row table:style-name="ro2">
          <table:table-cell office:value-type="float" office:value="14311192">
            <text:p>14311192</text:p>
          </table:table-cell>
          <table:table-cell office:value-type="float" office:value="-0.790362318356832">
            <text:p>-0,7903623184</text:p>
          </table:table-cell>
          <table:table-cell office:value-type="string">
            <text:p>Schwindende Akzeptanz für den Astra-Stoff dürfte kein Problem sein. Es werden sich bestimmt Freiwillige Melden. In diesem Fall könnte man eine speziellce Astra-Warteschlange einrichten. Zurückschicken wie die Romana schreibt ist die falsche Lösung. Denn Medikamente ohne Nebenwirkung haben meist auch nur eine geringe Wirkung</text:p>
          </table:table-cell>
          <table:table-cell table:number-columns-repeated="2"/>
        </table:table-row>
        <table:table-row table:style-name="ro6">
          <table:table-cell office:value-type="float" office:value="14311190">
            <text:p>14311190</text:p>
          </table:table-cell>
          <table:table-cell office:value-type="float" office:value="-0.887268682320913">
            <text:p>-0,8872686823</text:p>
          </table:table-cell>
          <table:table-cell office:value-type="string">
            <text:p>Die Datenlage war einfach zu dürftig, um damit an die Öffentlichkeit zu gehen. In einer Testphase darf man NIEMALS Parameter verändern, ohne die vorherigen Daten ungültig zu machen. Das hat AstraZeneca grob fahrlässig missachtet und steht nun vor den Scherben einer total verfehlten Öffentlichkeitsarbeit. Aber so dumm können Wissenschaftler mit Sicherheit nicht sein, was steckt also dahinter? Der Verdacht liegt sehr nahe, dass die britische Regierung und insbesondere der Premier Boris Johnson, einen unzulässigen Druck auf AstraZeneca ausgeübt haben. Es ging Johnson darum, seine völlig verfehlte Corona-Politik zu kompensieren. Deshalb musste man schon vor Testende den Impfstoff auf den Markt bringen und hat sogar die Haftung dafür übernommen.</text:p>
            <text:p>Das kommt davon, wenn man Egomanen Regierungsverantwortung überträgt.</text:p>
          </table:table-cell>
          <table:table-cell table:number-columns-repeated="2"/>
        </table:table-row>
        <table:table-row table:style-name="ro2">
          <table:table-cell office:value-type="float" office:value="14311184">
            <text:p>14311184</text:p>
          </table:table-cell>
          <table:table-cell office:value-type="float" office:value="-0.877996822198232">
            <text:p>-0,8779968222</text:p>
          </table:table-cell>
          <table:table-cell office:value-type="string">
            <text:p>Was sind Sie denn von Beruf? Medizinischer Sachverstand ist offenbar nicht vorhanden. Sie haben die Wirkung der AZ Impfung offensichtlich nicht verstanden.</text:p>
          </table:table-cell>
          <table:table-cell table:number-columns-repeated="2"/>
        </table:table-row>
        <table:table-row table:style-name="ro2">
          <table:table-cell office:value-type="float" office:value="14311139">
            <text:p>14311139</text:p>
          </table:table-cell>
          <table:table-cell office:value-type="float" office:value="-0.784042835235596">
            <text:p>-0,7840428352</text:p>
          </table:table-cell>
          <table:table-cell office:value-type="string">
            <text:p>Bis der Astra nach der Zweitimpfung in 3 Monaten wirkt, haben wir Biontech wie Sand am Meer. Da warte ich lieber.</text:p>
          </table:table-cell>
          <table:table-cell table:number-columns-repeated="2"/>
        </table:table-row>
        <table:table-row table:style-name="ro9">
          <table:table-cell office:value-type="float" office:value="14311094">
            <text:p>14311094</text:p>
          </table:table-cell>
          <table:table-cell office:value-type="float" office:value="-0.883385380109151">
            <text:p>-0,8833853801</text:p>
          </table:table-cell>
          <table:table-cell office:value-type="string">
            <text:p>Und selbst wenn die Wirksamkeit nur bei 51% liegen würde, wäre es immer noch besser als einfach nichts zu tun.</text:p>
            <text:p/>
            <text:p>Was für ein Wahnsinn, dass offenbar so viele Personen die angebotenen Imfpungen nicht wahrnehmen. Währenddessen bekommt mein 86-jähriger Großvater in NRW einen Impftermin im April...</text:p>
            <text:p>(ja schon klar, AZ ist für ihn nicht zugelassen, dennoch einfach unsolidarisch nicht wenigstens die angebotenen Termine abzusagen.)</text:p>
          </table:table-cell>
          <table:table-cell table:number-columns-repeated="2"/>
        </table:table-row>
        <table:table-row table:style-name="ro2">
          <table:table-cell office:value-type="float" office:value="14311080">
            <text:p>14311080</text:p>
          </table:table-cell>
          <table:table-cell office:value-type="float" office:value="-0.826973120371501">
            <text:p>-0,8269731204</text:p>
          </table:table-cell>
          <table:table-cell office:value-type="string">
            <text:p>Wo ist eigentlich das Problem, <text:s/>wenn man zweizügig fährt? Wenn man sich online anmeldet, Kästchen zum anklicken rMNA, AZ, egal. Wenn sich keiner aus Gruppe 1 für AZ findet, dann eben 2 oder 3, Hauptsache so schnell wie möglich das verimpft was da ist, ohne jetzt auch noch Diskussionen um Impfpflicht heraufzubeschwören, die der Impfbereitschaft insgesamt <text:s/>schaden.</text:p>
          </table:table-cell>
          <table:table-cell table:number-columns-repeated="2"/>
        </table:table-row>
        <table:table-row table:style-name="ro5">
          <table:table-cell office:value-type="float" office:value="14311073">
            <text:p>14311073</text:p>
          </table:table-cell>
          <table:table-cell office:value-type="float" office:value="-0.86592032512029">
            <text:p>-0,8659203251</text:p>
          </table:table-cell>
          <table:table-cell office:value-type="string">
            <text:p>Dieser Gejammer über angeblich übermäßige Impfreaktionen nervt. Wir haben eine Jahrhundert-Pandemie. Das halbe Land ist lahmgelegt. Kann man da nicht mal Kopfschmerzen und leichtes Fieber für ein oder zwei Tage aushalten? </text:p>
            <text:p/>
            <text:p>Und dann wollen sich nun also die Pflegekräfte auch noch ihren Impfstoff aussuchen. Verrückt.</text:p>
          </table:table-cell>
          <table:table-cell table:number-columns-repeated="2"/>
        </table:table-row>
        <table:table-row table:style-name="ro2">
          <table:table-cell office:value-type="float" office:value="14311067">
            <text:p>14311067</text:p>
          </table:table-cell>
          <table:table-cell office:value-type="float" office:value="-0.824306190013885">
            <text:p>-0,82430619</text:p>
          </table:table-cell>
          <table:table-cell office:value-type="string">
            <text:p>Obwohl dieser Impfstoff nicht von der bösen Pharmaindustrie entwickelt wurde, sondern von der Uni Oxford und deshalb auch kein Profit erwirtschaftet werden darf. Das sollte für viele doch Grund genug sein...</text:p>
          </table:table-cell>
          <table:table-cell table:number-columns-repeated="2"/>
        </table:table-row>
        <table:table-row table:style-name="ro2">
          <table:table-cell office:value-type="float" office:value="14311062">
            <text:p>14311062</text:p>
          </table:table-cell>
          <table:table-cell office:value-type="float" office:value="-0.806040326754252">
            <text:p>-0,8060403268</text:p>
          </table:table-cell>
          <table:table-cell office:value-type="string">
            <text:p>Heißt das, es ist jetzt Impfstoff übrig? Ich nehme den freiwillig, wenn ich dafür jetzt schon geimpft werde statt erst im Herbst oder noch später, wenn ich nach aktueller Lage dran wäre.</text:p>
          </table:table-cell>
          <table:table-cell table:number-columns-repeated="2"/>
        </table:table-row>
        <table:table-row table:style-name="ro5">
          <table:table-cell office:value-type="float" office:value="14311035">
            <text:p>14311035</text:p>
          </table:table-cell>
          <table:table-cell office:value-type="float" office:value="-0.834851503372192">
            <text:p>-0,8348515034</text:p>
          </table:table-cell>
          <table:table-cell office:value-type="string">
            <text:p>Die britische billig Brühe mit hastiger Zulassung werde ich mir nicht spritzen lassen.</text:p>
            <text:p>Ich traue bei den Meldungen zu dem Zeug nicht mehr der EMA-Zulasung.</text:p>
            <text:p>Zu mal wenn man bedenkt welche politischen Folgen eine Nichtzulassung gehabt hätte, ich glaube da war erheblicher Druck im Spiel.</text:p>
          </table:table-cell>
          <table:table-cell table:number-columns-repeated="2"/>
        </table:table-row>
        <table:table-row table:style-name="ro2">
          <table:table-cell office:value-type="float" office:value="14311033">
            <text:p>14311033</text:p>
          </table:table-cell>
          <table:table-cell office:value-type="float" office:value="-0.712407926718394">
            <text:p>-0,7124079267</text:p>
          </table:table-cell>
          <table:table-cell office:value-type="string">
            <text:p>Nein, diejenigen , die sich impfen lassen wollen, kommen natürlich zuerst dran</text:p>
          </table:table-cell>
          <table:table-cell table:number-columns-repeated="2"/>
        </table:table-row>
        <table:table-row table:style-name="ro2">
          <table:table-cell office:value-type="float" office:value="14311028">
            <text:p>14311028</text:p>
          </table:table-cell>
          <table:table-cell office:value-type="float" office:value="-0.838935951391856">
            <text:p>-0,8389359514</text:p>
          </table:table-cell>
          <table:table-cell office:value-type="string">
            <text:p>Schlampige Studie, überhastete Verfahren und dann nur eine bedingte Zulassung (anders als oft behauptet) durch die EMA (vgl. EMA Webseite "conditional approval" = "The approval of a medicine that addresses unmet medical needs of patients on the basis of less comprehensive data than normally required."), die dann noch von zahlreichen Länder durch Ausschluss höherer Altersgruppen zusätzlich eingeschränkt wurde. Dann noch Hinweise, dass gerade keine sterile Immunität erreicht wird, was den Selektionsdruck auf das Virus ja auch erhöht und somit "Escape"-Mutationen noch fördern könnte. Kurz gesagt: ich will den Impfstoff auch nicht.</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6106" number:language="de" number:country="DE">
      <number:number number:decimal-places="2" number:min-integer-digits="1" number:grouping="true"/>
      <number:text> </number:text>
      <number:currency-symbol number:language="de" number:country="DE">€</number:currency-symbol>
    </number:currency-style>
    <number:currency-style style:name="N16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16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6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0">20.02.2021</text:date>, <text:time>15:17:1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20T15:17:16.80</dc:date>
    <dc:creator>P K</dc:creator>
    <meta:document-statistic meta:table-count="1" meta:cell-count="605" meta:object-count="0"/>
    <meta:generator>OpenOffice/4.1.8$Win32 OpenOffice.org_project/418m3$Build-9803</meta:generator>
  </office:meta>
</office:document-meta>
</file>